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392170" table:style-name="ce6">
            <text:p>13.392.170</text:p>
          </table:table-cell>
          <table:table-cell office:value-type="float" office:value="12511703" table:style-name="ce6">
            <text:p>12.511.703</text:p>
          </table:table-cell>
          <table:table-cell office:value-type="percentage" office:value="0.93425509084786107" table:style-name="ce7">
            <text:p>93,4%</text:p>
          </table:table-cell>
          <table:table-cell office:value-type="float" office:value="6728143" table:style-name="ce5">
            <text:p>6.728.143</text:p>
          </table:table-cell>
          <table:table-cell office:value-type="float" office:value="6463863" table:style-name="ce5">
            <text:p>6.463.863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46372" table:style-name="ce6">
            <text:p>1.946.372</text:p>
          </table:table-cell>
          <table:table-cell office:value-type="percentage" office:value="0.92094755245582449" table:style-name="ce7">
            <text:p>92,1%</text:p>
          </table:table-cell>
          <table:table-cell office:value-type="float" office:value="1052999" table:style-name="ce5">
            <text:p>1.052.999</text:p>
          </table:table-cell>
          <table:table-cell office:value-type="float" office:value="1016260" table:style-name="ce5">
            <text:p>1.016.260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32755" table:style-name="ce6">
            <text:p>1.632.755</text:p>
          </table:table-cell>
          <table:table-cell office:value-type="float" office:value="1642121" table:style-name="ce6">
            <text:p>1.642.121</text:p>
          </table:table-cell>
          <table:table-cell office:value-type="percentage" office:value="1.0057363168387174" table:style-name="ce7">
            <text:p>100,6%</text:p>
          </table:table-cell>
          <table:table-cell office:value-type="float" office:value="867778" table:style-name="ce5">
            <text:p>867.778</text:p>
          </table:table-cell>
          <table:table-cell office:value-type="float" office:value="846963" table:style-name="ce5">
            <text:p>846.963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57909" table:style-name="ce6">
            <text:p>1.557.909</text:p>
          </table:table-cell>
          <table:table-cell office:value-type="percentage" office:value="0.82374567085261075" table:style-name="ce7">
            <text:p>82,4%</text:p>
          </table:table-cell>
          <table:table-cell office:value-type="float" office:value="838977" table:style-name="ce5">
            <text:p>838.977</text:p>
          </table:table-cell>
          <table:table-cell office:value-type="float" office:value="808731" table:style-name="ce5">
            <text:p>808.731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488910" table:style-name="ce6">
            <text:p>3.488.910</text:p>
          </table:table-cell>
          <table:table-cell office:value-type="float" office:value="3076768" table:style-name="ce6">
            <text:p>3.076.768</text:p>
          </table:table-cell>
          <table:table-cell office:value-type="percentage" office:value="0.88187084218280209" table:style-name="ce7">
            <text:p>88,2%</text:p>
          </table:table-cell>
          <table:table-cell office:value-type="float" office:value="1651530" table:style-name="ce5">
            <text:p>1.651.530</text:p>
          </table:table-cell>
          <table:table-cell office:value-type="float" office:value="1589575" table:style-name="ce5">
            <text:p>1.589.575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80328" table:style-name="ce6">
            <text:p>880.328</text:p>
          </table:table-cell>
          <table:table-cell office:value-type="percentage" office:value="0.94504973081485533" table:style-name="ce7">
            <text:p>94,5%</text:p>
          </table:table-cell>
          <table:table-cell office:value-type="float" office:value="473230" table:style-name="ce5">
            <text:p>473.230</text:p>
          </table:table-cell>
          <table:table-cell office:value-type="float" office:value="447802" table:style-name="ce5">
            <text:p>447.802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9415" table:style-name="ce5">
            <text:p>2.819.41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15215" table:style-name="ce6">
            <text:p>3.815.215</text:p>
          </table:table-cell>
          <table:table-cell office:value-type="float" office:value="3666332" table:style-name="ce6">
            <text:p>3.666.332</text:p>
          </table:table-cell>
          <table:table-cell office:value-type="percentage" office:value="0.9609765111533688" table:style-name="ce7">
            <text:p>96,1%</text:p>
          </table:table-cell>
          <table:table-cell office:value-type="float" office:value="1973116" table:style-name="ce5">
            <text:p>1.973.116</text:p>
          </table:table-cell>
          <table:table-cell office:value-type="float" office:value="1896170" table:style-name="ce5">
            <text:p>1.896.170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43319" table:style-name="ce6">
            <text:p>2.943.319</text:p>
          </table:table-cell>
          <table:table-cell office:value-type="percentage" office:value="0.91502050256942735" table:style-name="ce7">
            <text:p>91,5%</text:p>
          </table:table-cell>
          <table:table-cell office:value-type="float" office:value="1596183" table:style-name="ce5">
            <text:p>1.596.183</text:p>
          </table:table-cell>
          <table:table-cell office:value-type="float" office:value="1509939" table:style-name="ce5">
            <text:p>1.509.939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764739" table:style-name="ce6">
            <text:p>10.764.739</text:p>
          </table:table-cell>
          <table:table-cell office:value-type="percentage" office:value="0.90738994943275164" table:style-name="ce7">
            <text:p>90,7%</text:p>
          </table:table-cell>
          <table:table-cell office:value-type="float" office:value="5831495" table:style-name="ce5">
            <text:p>5.831.495</text:p>
          </table:table-cell>
          <table:table-cell office:value-type="float" office:value="5587226" table:style-name="ce5">
            <text:p>5.587.226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447196" table:style-name="ce6">
            <text:p>7.447.196</text:p>
          </table:table-cell>
          <table:table-cell office:value-type="percentage" office:value="0.92971991785422248" table:style-name="ce7">
            <text:p>93,0%</text:p>
          </table:table-cell>
          <table:table-cell office:value-type="float" office:value="4031680" table:style-name="ce5">
            <text:p>4.031.680</text:p>
          </table:table-cell>
          <table:table-cell office:value-type="float" office:value="3863368" table:style-name="ce5">
            <text:p>3.863.368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62986" table:style-name="ce6">
            <text:p>1.662.986</text:p>
          </table:table-cell>
          <table:table-cell office:value-type="percentage" office:value="0.99446313189753899" table:style-name="ce7">
            <text:p>99,4%</text:p>
          </table:table-cell>
          <table:table-cell office:value-type="float" office:value="888591" table:style-name="ce5">
            <text:p>888.591</text:p>
          </table:table-cell>
          <table:table-cell office:value-type="float" office:value="859755" table:style-name="ce5">
            <text:p>859.755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279929" table:style-name="ce6">
            <text:p>4.279.929</text:p>
          </table:table-cell>
          <table:table-cell office:value-type="percentage" office:value="0.99047462341090409" table:style-name="ce7">
            <text:p>99,0%</text:p>
          </table:table-cell>
          <table:table-cell office:value-type="float" office:value="2289577" table:style-name="ce5">
            <text:p>2.289.577</text:p>
          </table:table-cell>
          <table:table-cell office:value-type="float" office:value="2196670" table:style-name="ce5">
            <text:p>2.196.670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66658" table:style-name="ce6">
            <text:p>466.658</text:p>
          </table:table-cell>
          <table:table-cell office:value-type="percentage" office:value="0.92245866155351508" table:style-name="ce7">
            <text:p>92,2%</text:p>
          </table:table-cell>
          <table:table-cell office:value-type="float" office:value="254962" table:style-name="ce5">
            <text:p>254.962</text:p>
          </table:table-cell>
          <table:table-cell office:value-type="float" office:value="245912" table:style-name="ce5">
            <text:p>245.912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790729" table:style-name="ce6">
            <text:p>10.790.729</text:p>
          </table:table-cell>
          <table:table-cell office:value-type="float" office:value="9479101" table:style-name="ce6">
            <text:p>9.479.101</text:p>
          </table:table-cell>
          <table:table-cell office:value-type="percentage" office:value="0.87844862010713087" table:style-name="ce7">
            <text:p>87,8%</text:p>
          </table:table-cell>
          <table:table-cell office:value-type="float" office:value="5226964" table:style-name="ce5">
            <text:p>5.226.964</text:p>
          </table:table-cell>
          <table:table-cell office:value-type="float" office:value="4935474" table:style-name="ce5">
            <text:p>4.935.474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70072" table:style-name="ce6">
            <text:p>2.170.072</text:p>
          </table:table-cell>
          <table:table-cell office:value-type="percentage" office:value="0.90146784836733806" table:style-name="ce7">
            <text:p>90,1%</text:p>
          </table:table-cell>
          <table:table-cell office:value-type="float" office:value="1170618" table:style-name="ce5">
            <text:p>1.170.618</text:p>
          </table:table-cell>
          <table:table-cell office:value-type="float" office:value="1121214" table:style-name="ce5">
            <text:p>1.121.214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55975" table:style-name="ce6">
            <text:p>955.975</text:p>
          </table:table-cell>
          <table:table-cell office:value-type="percentage" office:value="0.90598715852820622" table:style-name="ce7">
            <text:p>90,6%</text:p>
          </table:table-cell>
          <table:table-cell office:value-type="float" office:value="517786" table:style-name="ce5">
            <text:p>517.786</text:p>
          </table:table-cell>
          <table:table-cell office:value-type="float" office:value="501814" table:style-name="ce5">
            <text:p>501.814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59521" table:style-name="ce6">
            <text:p>3.259.521</text:p>
          </table:table-cell>
          <table:table-cell office:value-type="percentage" office:value="0.91404242789641199" table:style-name="ce7">
            <text:p>91,4%</text:p>
          </table:table-cell>
          <table:table-cell office:value-type="float" office:value="1780824" table:style-name="ce5">
            <text:p>1.780.824</text:p>
          </table:table-cell>
          <table:table-cell office:value-type="float" office:value="1696440" table:style-name="ce5">
            <text:p>1.696.440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8390" table:style-name="ce6">
            <text:p>108.390</text:p>
          </table:table-cell>
          <table:table-cell office:value-type="percentage" office:value="0.77294444840618981" table:style-name="ce7">
            <text:p>77,3%</text:p>
          </table:table-cell>
          <table:table-cell office:value-type="float" office:value="59681" table:style-name="ce5">
            <text:p>59.681</text:p>
          </table:table-cell>
          <table:table-cell office:value-type="float" office:value="55944" table:style-name="ce5">
            <text:p>55.944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8432" table:style-name="ce6">
            <text:p>98.432</text:p>
          </table:table-cell>
          <table:table-cell office:value-type="percentage" office:value="0.69760453579021975" table:style-name="ce7">
            <text:p>69,8%</text:p>
          </table:table-cell>
          <table:table-cell office:value-type="float" office:value="55588" table:style-name="ce5">
            <text:p>55.588</text:p>
          </table:table-cell>
          <table:table-cell office:value-type="float" office:value="52118" table:style-name="ce5">
            <text:p>52.118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046" table:style-name="ce6">
            <text:p>171.046</text:p>
          </table:table-cell>
          <table:table-cell office:value-type="percentage" office:value="0.80591599996230645" table:style-name="ce7">
            <text:p>80,6%</text:p>
          </table:table-cell>
          <table:table-cell office:value-type="float" office:value="91812" table:style-name="ce5">
            <text:p>91.812</text:p>
          </table:table-cell>
          <table:table-cell office:value-type="float" office:value="85548" table:style-name="ce5">
            <text:p>85.548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767" table:style-name="ce6">
            <text:p>5.767</text:p>
          </table:table-cell>
          <table:table-cell office:value-type="percentage" office:value="0.72404268675455119" table:style-name="ce7">
            <text:p>72,4%</text:p>
          </table:table-cell>
          <table:table-cell office:value-type="float" office:value="4224" table:style-name="ce5">
            <text:p>4.224</text:p>
          </table:table-cell>
          <table:table-cell office:value-type="float" office:value="3957" table:style-name="ce5">
            <text:p>3.957</text:p>
          </table:table-cell>
          <table:table-cell office:value-type="date" office:date-value="2021-09-16T00:00:00" table:style-name="ce8">
            <text:p>16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95871" table:style-name="ce11">
            <text:p>52.895.87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324960" table:style-name="ce14">
            <text:p>2.324.960</text:p>
          </table:table-cell>
          <table:table-cell office:value-type="float" office:value="75175461" table:style-name="ce15">
            <text:p>75.175.461</text:p>
          </table:table-cell>
          <table:table-cell office:value-type="float" office:value="69094664" table:style-name="ce15">
            <text:p>69.094.664</text:p>
          </table:table-cell>
          <table:table-cell office:value-type="percentage" office:value="0.91911194265905471" table:style-name="ce16">
            <text:p>91,9%</text:p>
          </table:table-cell>
          <table:table-cell office:value-type="float" office:value="37385758" table:style-name="ce15">
            <text:p>37.385.758</text:p>
          </table:table-cell>
          <table:table-cell office:value-type="float" office:value="35784743" table:style-name="ce15">
            <text:p>35.784.74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54567" table:style-name="ce23">
            <text:p>4.454.567</text:p>
          </table:table-cell>
          <table:table-cell office:value-type="percentage" office:value="0.96207230865156612" table:style-name="ce24">
            <text:p>96,2%</text:p>
          </table:table-cell>
          <table:table-cell office:value-type="float" office:value="4387291" table:style-name="ce23">
            <text:p>4.387.291</text:p>
          </table:table-cell>
          <table:table-cell office:value-type="percentage" office:value="0.94754241682664964" table:style-name="ce24">
            <text:p>94,8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5062" table:style-name="ce23">
            <text:p>745.062</text:p>
          </table:table-cell>
          <table:table-cell office:value-type="percentage" office:value="0.94630514467738125" table:style-name="ce24">
            <text:p>94,6%</text:p>
          </table:table-cell>
          <table:table-cell office:value-type="float" office:value="734312" table:style-name="ce23">
            <text:p>734.312</text:p>
          </table:table-cell>
          <table:table-cell office:value-type="percentage" office:value="0.93265154228552416" table:style-name="ce24">
            <text:p>93,3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3681" table:style-name="ce23">
            <text:p>653.681</text:p>
          </table:table-cell>
          <table:table-cell office:value-type="percentage" office:value="0.96646189557413531" table:style-name="ce24">
            <text:p>96,6%</text:p>
          </table:table-cell>
          <table:table-cell office:value-type="float" office:value="647966" table:style-name="ce23">
            <text:p>647.966</text:p>
          </table:table-cell>
          <table:table-cell office:value-type="percentage" office:value="0.95801231583538471" table:style-name="ce24">
            <text:p>95,8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3767" table:style-name="ce23">
            <text:p>553.767</text:p>
          </table:table-cell>
          <table:table-cell office:value-type="percentage" office:value="0.89424278733581153" table:style-name="ce24">
            <text:p>89,4%</text:p>
          </table:table-cell>
          <table:table-cell office:value-type="float" office:value="543942" table:style-name="ce23">
            <text:p>543.942</text:p>
          </table:table-cell>
          <table:table-cell office:value-type="percentage" office:value="0.87837702540782681" table:style-name="ce24">
            <text:p>87,8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1713" table:style-name="ce23">
            <text:p>1.101.713</text:p>
          </table:table-cell>
          <table:table-cell office:value-type="percentage" office:value="0.90430724906529203" table:style-name="ce24">
            <text:p>90,4%</text:p>
          </table:table-cell>
          <table:table-cell office:value-type="float" office:value="1083081" table:style-name="ce23">
            <text:p>1.083.081</text:p>
          </table:table-cell>
          <table:table-cell office:value-type="percentage" office:value="0.88901374461850369" table:style-name="ce24">
            <text:p>88,9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4743" table:style-name="ce23">
            <text:p>344.743</text:p>
          </table:table-cell>
          <table:table-cell office:value-type="percentage" office:value="0.9597896354534976" table:style-name="ce24">
            <text:p>96,0%</text:p>
          </table:table-cell>
          <table:table-cell office:value-type="float" office:value="341260" table:style-name="ce23">
            <text:p>341.260</text:p>
          </table:table-cell>
          <table:table-cell office:value-type="percentage" office:value="0.95009270962676717" table:style-name="ce24">
            <text:p>95,0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6234" table:style-name="ce23">
            <text:p>1.466.234</text:p>
          </table:table-cell>
          <table:table-cell office:value-type="percentage" office:value="0.95699559173486182" table:style-name="ce24">
            <text:p>95,7%</text:p>
          </table:table-cell>
          <table:table-cell office:value-type="float" office:value="1445381" table:style-name="ce23">
            <text:p>1.445.381</text:p>
          </table:table-cell>
          <table:table-cell office:value-type="percentage" office:value="0.94338505680357043" table:style-name="ce24">
            <text:p>94,3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6459" table:style-name="ce23">
            <text:p>1.086.459</text:p>
          </table:table-cell>
          <table:table-cell office:value-type="percentage" office:value="0.9440721501674455" table:style-name="ce24">
            <text:p>94,4%</text:p>
          </table:table-cell>
          <table:table-cell office:value-type="float" office:value="1054032" table:style-name="ce23">
            <text:p>1.054.032</text:p>
          </table:table-cell>
          <table:table-cell office:value-type="percentage" office:value="0.91589489947185576" table:style-name="ce24">
            <text:p>91,6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1976" table:style-name="ce23">
            <text:p>4.001.976</text:p>
          </table:table-cell>
          <table:table-cell office:value-type="percentage" office:value="0.92454131317534716" table:style-name="ce24">
            <text:p>92,5%</text:p>
          </table:table-cell>
          <table:table-cell office:value-type="float" office:value="3933736" table:style-name="ce23">
            <text:p>3.933.736</text:p>
          </table:table-cell>
          <table:table-cell office:value-type="percentage" office:value="0.90877642622672838" table:style-name="ce24">
            <text:p>90,9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1016" table:style-name="ce23">
            <text:p>2.761.016</text:p>
          </table:table-cell>
          <table:table-cell office:value-type="percentage" office:value="0.95238877105306818" table:style-name="ce24">
            <text:p>95,2%</text:p>
          </table:table-cell>
          <table:table-cell office:value-type="float" office:value="2720087" table:style-name="ce23">
            <text:p>2.720.087</text:p>
          </table:table-cell>
          <table:table-cell office:value-type="percentage" office:value="0.93827066380181323" table:style-name="ce24">
            <text:p>93,8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299" table:style-name="ce23">
            <text:p>613.299</text:p>
          </table:table-cell>
          <table:table-cell office:value-type="percentage" office:value="0.98618883142945357" table:style-name="ce24">
            <text:p>98,6%</text:p>
          </table:table-cell>
          <table:table-cell office:value-type="float" office:value="606049" table:style-name="ce23">
            <text:p>606.049</text:p>
          </table:table-cell>
          <table:table-cell office:value-type="percentage" office:value="0.97453078367808998" table:style-name="ce24">
            <text:p>97,5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1915" table:style-name="ce23">
            <text:p>1.671.915</text:p>
          </table:table-cell>
          <table:table-cell office:value-type="percentage" office:value="0.97198652869802415" table:style-name="ce24">
            <text:p>97,2%</text:p>
          </table:table-cell>
          <table:table-cell office:value-type="float" office:value="1656423" table:style-name="ce23">
            <text:p>1.656.423</text:p>
          </table:table-cell>
          <table:table-cell office:value-type="percentage" office:value="0.96298008082083553" table:style-name="ce24">
            <text:p>96,3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158" table:style-name="ce23">
            <text:p>182.158</text:p>
          </table:table-cell>
          <table:table-cell office:value-type="percentage" office:value="0.96553076682515204" table:style-name="ce24">
            <text:p>96,6%</text:p>
          </table:table-cell>
          <table:table-cell office:value-type="float" office:value="179452" table:style-name="ce23">
            <text:p>179.452</text:p>
          </table:table-cell>
          <table:table-cell office:value-type="percentage" office:value="0.9511875798389704" table:style-name="ce24">
            <text:p>95,1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0529" table:style-name="ce23">
            <text:p>3.520.529</text:p>
          </table:table-cell>
          <table:table-cell office:value-type="percentage" office:value="0.94326497476073612" table:style-name="ce24">
            <text:p>94,3%</text:p>
          </table:table-cell>
          <table:table-cell office:value-type="float" office:value="3449395" table:style-name="ce23">
            <text:p>3.449.395</text:p>
          </table:table-cell>
          <table:table-cell office:value-type="percentage" office:value="0.92420584736407774" table:style-name="ce24">
            <text:p>92,4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59575" table:style-name="ce23">
            <text:p>759.575</text:p>
          </table:table-cell>
          <table:table-cell office:value-type="percentage" office:value="0.96516228881615063" table:style-name="ce24">
            <text:p>96,5%</text:p>
          </table:table-cell>
          <table:table-cell office:value-type="float" office:value="742305" table:style-name="ce23">
            <text:p>742.305</text:p>
          </table:table-cell>
          <table:table-cell office:value-type="percentage" office:value="0.9432179742614919" table:style-name="ce24">
            <text:p>94,3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350" table:style-name="ce23">
            <text:p>356.350</text:p>
          </table:table-cell>
          <table:table-cell office:value-type="percentage" office:value="0.9490063861858119" table:style-name="ce24">
            <text:p>94,9%</text:p>
          </table:table-cell>
          <table:table-cell office:value-type="float" office:value="351450" table:style-name="ce23">
            <text:p>351.450</text:p>
          </table:table-cell>
          <table:table-cell office:value-type="percentage" office:value="0.93595704903887633" table:style-name="ce24">
            <text:p>93,6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5163" table:style-name="ce23">
            <text:p>1.295.163</text:p>
          </table:table-cell>
          <table:table-cell office:value-type="percentage" office:value="0.95706885594785929" table:style-name="ce24">
            <text:p>95,7%</text:p>
          </table:table-cell>
          <table:table-cell office:value-type="float" office:value="1275741" table:style-name="ce23">
            <text:p>1.275.741</text:p>
          </table:table-cell>
          <table:table-cell office:value-type="percentage" office:value="0.94271684672568468" table:style-name="ce24">
            <text:p>94,3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250" table:style-name="ce23">
            <text:p>35.250</text:p>
          </table:table-cell>
          <table:table-cell office:value-type="percentage" office:value="0.90435630355585206" table:style-name="ce24">
            <text:p>90,4%</text:p>
          </table:table-cell>
          <table:table-cell office:value-type="float" office:value="34362" table:style-name="ce23">
            <text:p>34.362</text:p>
          </table:table-cell>
          <table:table-cell office:value-type="percentage" office:value="0.88157422135563657" table:style-name="ce24">
            <text:p>88,2%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12" table:style-name="ce23">
            <text:p>31.912</text:p>
          </table:table-cell>
          <table:table-cell office:value-type="percentage" office:value="0.8572733378106111" table:style-name="ce24">
            <text:p>85,7%</text:p>
          </table:table-cell>
          <table:table-cell office:value-type="float" office:value="31081" table:style-name="ce23">
            <text:p>31.081</text:p>
          </table:table-cell>
          <table:table-cell office:value-type="percentage" office:value="0.83494963062458027" table:style-name="ce24">
            <text:p>83,5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4765" table:style-name="ce23">
            <text:p>34.765</text:p>
          </table:table-cell>
          <table:table-cell office:value-type="string" table:style-name="ce24">
            <text:p>-</text:p>
          </table:table-cell>
          <table:table-cell office:value-type="float" office:value="32781" table:style-name="ce23">
            <text:p>32.781</text:p>
          </table:table-cell>
          <table:table-cell office:value-type="string" table:style-name="ce24">
            <text:p>-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841" table:style-name="ce23">
            <text:p>1.841</text:p>
          </table:table-cell>
          <table:table-cell office:value-type="string" table:style-name="ce24">
            <text:p>-</text:p>
          </table:table-cell>
          <table:table-cell office:value-type="float" office:value="1771" table:style-name="ce23">
            <text:p>1.771</text:p>
          </table:table-cell>
          <table:table-cell office:value-type="string" table:style-name="ce24">
            <text:p>-</text:p>
          </table:table-cell>
          <table:table-cell office:value-type="date" office:date-value="2021-09-16T00:00:00" table:style-name="ce25">
            <text:p>16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71975" table:style-name="ce15">
            <text:p>25.671.975</text:p>
          </table:table-cell>
          <table:table-cell office:value-type="percentage" office:value="0.94884247536359456" table:style-name="ce16">
            <text:p>94,9%</text:p>
          </table:table-cell>
          <table:table-cell office:value-type="float" office:value="25251898" table:style-name="ce15">
            <text:p>25.251.898</text:p>
          </table:table-cell>
          <table:table-cell office:value-type="percentage" office:value="0.93331632669278475" table:style-name="ce16">
            <text:p>93,3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707" table:style-name="ce34">
            <text:p>433.707</text:p>
          </table:table-cell>
          <table:table-cell office:value-type="percentage" office:value="1" table:style-name="ce35">
            <text:p>100,0%</text:p>
          </table:table-cell>
          <table:table-cell office:value-type="float" office:value="653309" table:style-name="ce34">
            <text:p>653.309</text:p>
          </table:table-cell>
          <table:table-cell office:value-type="percentage" office:value="1" table:style-name="ce35">
            <text:p>100,0%</text:p>
          </table:table-cell>
          <table:table-cell office:value-type="float" office:value="925134" table:style-name="ce34">
            <text:p>925.134</text:p>
          </table:table-cell>
          <table:table-cell office:value-type="percentage" office:value="1" table:style-name="ce35">
            <text:p>100,0%</text:p>
          </table:table-cell>
          <table:table-cell office:value-type="float" office:value="1206923" table:style-name="ce34">
            <text:p>1.206.923</text:p>
          </table:table-cell>
          <table:table-cell office:value-type="percentage" office:value="0.95407348968910399" table:style-name="ce35">
            <text:p>95,4%</text:p>
          </table:table-cell>
          <table:table-cell office:value-type="float" office:value="1235494" table:style-name="ce34">
            <text:p>1.235.494</text:p>
          </table:table-cell>
          <table:table-cell office:value-type="percentage" office:value="0.89198001030962071" table:style-name="ce35">
            <text:p>89,2%</text:p>
          </table:table-cell>
          <table:table-cell office:value-type="float" office:value="906076" table:style-name="ce34">
            <text:p>906.076</text:p>
          </table:table-cell>
          <table:table-cell office:value-type="percentage" office:value="0.79465224601983653" table:style-name="ce35">
            <text:p>79,5%</text:p>
          </table:table-cell>
          <table:table-cell office:value-type="float" office:value="734479" table:style-name="ce34">
            <text:p>734.479</text:p>
          </table:table-cell>
          <table:table-cell office:value-type="percentage" office:value="0.79089172495778914" table:style-name="ce35">
            <text:p>79,1%</text:p>
          </table:table-cell>
          <table:table-cell office:value-type="float" office:value="633021" table:style-name="ce34">
            <text:p>633.021</text:p>
          </table:table-cell>
          <table:table-cell office:value-type="percentage" office:value="0.84076917866350032" table:style-name="ce35">
            <text:p>84,1%</text:p>
          </table:table-cell>
          <table:table-cell office:value-type="float" office:value="6728143" table:style-name="ce34">
            <text:p>6.728.143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286709228090545" table:style-name="ce35">
            <text:p>90,3%</text:p>
          </table:table-cell>
          <table:table-cell office:value-type="percentage" office:value="0.79487432734539942" table:style-name="ce35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41" table:style-name="ce37">
            <text:p>101.141</text:p>
          </table:table-cell>
          <table:table-cell office:value-type="percentage" office:value="1" table:style-name="ce38">
            <text:p>100,0%</text:p>
          </table:table-cell>
          <table:table-cell office:value-type="float" office:value="119095" table:style-name="ce37">
            <text:p>119.095</text:p>
          </table:table-cell>
          <table:table-cell office:value-type="percentage" office:value="1" table:style-name="ce38">
            <text:p>100,0%</text:p>
          </table:table-cell>
          <table:table-cell office:value-type="float" office:value="154016" table:style-name="ce37">
            <text:p>154.016</text:p>
          </table:table-cell>
          <table:table-cell office:value-type="percentage" office:value="0.98496485831409442" table:style-name="ce38">
            <text:p>98,5%</text:p>
          </table:table-cell>
          <table:table-cell office:value-type="float" office:value="184943" table:style-name="ce37">
            <text:p>184.943</text:p>
          </table:table-cell>
          <table:table-cell office:value-type="percentage" office:value="0.93280239678008336" table:style-name="ce38">
            <text:p>93,3%</text:p>
          </table:table-cell>
          <table:table-cell office:value-type="float" office:value="185867" table:style-name="ce37">
            <text:p>185.867</text:p>
          </table:table-cell>
          <table:table-cell office:value-type="percentage" office:value="0.86472692760406245" table:style-name="ce38">
            <text:p>86,5%</text:p>
          </table:table-cell>
          <table:table-cell office:value-type="float" office:value="122691" table:style-name="ce37">
            <text:p>122.691</text:p>
          </table:table-cell>
          <table:table-cell office:value-type="percentage" office:value="0.7468134838026369" table:style-name="ce38">
            <text:p>74,7%</text:p>
          </table:table-cell>
          <table:table-cell office:value-type="float" office:value="100260" table:style-name="ce37">
            <text:p>100.260</text:p>
          </table:table-cell>
          <table:table-cell office:value-type="percentage" office:value="0.76885913451583965" table:style-name="ce38">
            <text:p>76,9%</text:p>
          </table:table-cell>
          <table:table-cell office:value-type="float" office:value="84986" table:style-name="ce37">
            <text:p>84.986</text:p>
          </table:table-cell>
          <table:table-cell office:value-type="percentage" office:value="0.82423454790561446" table:style-name="ce38">
            <text:p>82,4%</text:p>
          </table:table-cell>
          <table:table-cell office:value-type="float" office:value="1052999" table:style-name="ce37">
            <text:p>1.052.999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8850627861490772" table:style-name="ce38">
            <text:p>88,9%</text:p>
          </table:table-cell>
          <table:table-cell office:value-type="percentage" office:value="0.79209126585030287" table:style-name="ce38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66" table:style-name="ce37">
            <text:p>88.866</text:p>
          </table:table-cell>
          <table:table-cell office:value-type="percentage" office:value="1" table:style-name="ce38">
            <text:p>100,0%</text:p>
          </table:table-cell>
          <table:table-cell office:value-type="float" office:value="114249" table:style-name="ce37">
            <text:p>114.249</text:p>
          </table:table-cell>
          <table:table-cell office:value-type="percentage" office:value="1" table:style-name="ce38">
            <text:p>100,0%</text:p>
          </table:table-cell>
          <table:table-cell office:value-type="float" office:value="147867" table:style-name="ce37">
            <text:p>147.867</text:p>
          </table:table-cell>
          <table:table-cell office:value-type="percentage" office:value="0.98807232780049714" table:style-name="ce38">
            <text:p>98,8%</text:p>
          </table:table-cell>
          <table:table-cell office:value-type="float" office:value="152771" table:style-name="ce37">
            <text:p>152.771</text:p>
          </table:table-cell>
          <table:table-cell office:value-type="percentage" office:value="0.9392910941006487" table:style-name="ce38">
            <text:p>93,9%</text:p>
          </table:table-cell>
          <table:table-cell office:value-type="float" office:value="149928" table:style-name="ce37">
            <text:p>149.928</text:p>
          </table:table-cell>
          <table:table-cell office:value-type="percentage" office:value="0.89781008784799365" table:style-name="ce38">
            <text:p>89,8%</text:p>
          </table:table-cell>
          <table:table-cell office:value-type="float" office:value="89870" table:style-name="ce37">
            <text:p>89.870</text:p>
          </table:table-cell>
          <table:table-cell office:value-type="percentage" office:value="0.7852268656455601" table:style-name="ce38">
            <text:p>78,5%</text:p>
          </table:table-cell>
          <table:table-cell office:value-type="float" office:value="65106" table:style-name="ce37">
            <text:p>65.106</text:p>
          </table:table-cell>
          <table:table-cell office:value-type="percentage" office:value="0.82297025698069803" table:style-name="ce38">
            <text:p>82,3%</text:p>
          </table:table-cell>
          <table:table-cell office:value-type="float" office:value="59121" table:style-name="ce37">
            <text:p>59.121</text:p>
          </table:table-cell>
          <table:table-cell office:value-type="percentage" office:value="0.92376562500000003" table:style-name="ce38">
            <text:p>92,4%</text:p>
          </table:table-cell>
          <table:table-cell office:value-type="float" office:value="867778" table:style-name="ce37">
            <text:p>867.778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2917112365313348" table:style-name="ce38">
            <text:p>92,9%</text:p>
          </table:table-cell>
          <table:table-cell office:value-type="percentage" office:value="0.85177819832270629" table:style-name="ce38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395" table:style-name="ce37">
            <text:p>51.395</text:p>
          </table:table-cell>
          <table:table-cell office:value-type="percentage" office:value="1" table:style-name="ce38">
            <text:p>100,0%</text:p>
          </table:table-cell>
          <table:table-cell office:value-type="float" office:value="79042" table:style-name="ce37">
            <text:p>79.042</text:p>
          </table:table-cell>
          <table:table-cell office:value-type="percentage" office:value="0.98169307963634556" table:style-name="ce38">
            <text:p>98,2%</text:p>
          </table:table-cell>
          <table:table-cell office:value-type="float" office:value="109729" table:style-name="ce37">
            <text:p>109.729</text:p>
          </table:table-cell>
          <table:table-cell office:value-type="percentage" office:value="0.93600668765087736" table:style-name="ce38">
            <text:p>93,6%</text:p>
          </table:table-cell>
          <table:table-cell office:value-type="float" office:value="148934" table:style-name="ce37">
            <text:p>148.934</text:p>
          </table:table-cell>
          <table:table-cell office:value-type="percentage" office:value="0.89829128391949187" table:style-name="ce38">
            <text:p>89,8%</text:p>
          </table:table-cell>
          <table:table-cell office:value-type="float" office:value="164667" table:style-name="ce37">
            <text:p>164.667</text:p>
          </table:table-cell>
          <table:table-cell office:value-type="percentage" office:value="0.79868750363773933" table:style-name="ce38">
            <text:p>79,9%</text:p>
          </table:table-cell>
          <table:table-cell office:value-type="float" office:value="121070" table:style-name="ce37">
            <text:p>121.070</text:p>
          </table:table-cell>
          <table:table-cell office:value-type="percentage" office:value="0.66453698672243355" table:style-name="ce38">
            <text:p>66,5%</text:p>
          </table:table-cell>
          <table:table-cell office:value-type="float" office:value="92323" table:style-name="ce37">
            <text:p>92.323</text:p>
          </table:table-cell>
          <table:table-cell office:value-type="percentage" office:value="0.66928854156094586" table:style-name="ce38">
            <text:p>66,9%</text:p>
          </table:table-cell>
          <table:table-cell office:value-type="float" office:value="71817" table:style-name="ce37">
            <text:p>71.817</text:p>
          </table:table-cell>
          <table:table-cell office:value-type="percentage" office:value="0.75216799329702555" table:style-name="ce38">
            <text:p>75,2%</text:p>
          </table:table-cell>
          <table:table-cell office:value-type="float" office:value="838977" table:style-name="ce37">
            <text:p>838.97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07099752915109" table:style-name="ce38">
            <text:p>81,1%</text:p>
          </table:table-cell>
          <table:table-cell office:value-type="percentage" office:value="0.71612992438177681" table:style-name="ce38">
            <text:p>71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52" table:style-name="ce37">
            <text:p>92.852</text:p>
          </table:table-cell>
          <table:table-cell office:value-type="percentage" office:value="1" table:style-name="ce38">
            <text:p>100,0%</text:p>
          </table:table-cell>
          <table:table-cell office:value-type="float" office:value="151040" table:style-name="ce37">
            <text:p>151.040</text:p>
          </table:table-cell>
          <table:table-cell office:value-type="percentage" office:value="0.97740906355359114" table:style-name="ce38">
            <text:p>97,7%</text:p>
          </table:table-cell>
          <table:table-cell office:value-type="float" office:value="223578" table:style-name="ce37">
            <text:p>223.578</text:p>
          </table:table-cell>
          <table:table-cell office:value-type="percentage" office:value="0.95102342912561888" table:style-name="ce38">
            <text:p>95,1%</text:p>
          </table:table-cell>
          <table:table-cell office:value-type="float" office:value="319101" table:style-name="ce37">
            <text:p>319.101</text:p>
          </table:table-cell>
          <table:table-cell office:value-type="percentage" office:value="0.91038537910257" table:style-name="ce38">
            <text:p>91,0%</text:p>
          </table:table-cell>
          <table:table-cell office:value-type="float" office:value="315142" table:style-name="ce37">
            <text:p>315.142</text:p>
          </table:table-cell>
          <table:table-cell office:value-type="percentage" office:value="0.81238077561584232" table:style-name="ce38">
            <text:p>81,2%</text:p>
          </table:table-cell>
          <table:table-cell office:value-type="float" office:value="224851" table:style-name="ce37">
            <text:p>224.851</text:p>
          </table:table-cell>
          <table:table-cell office:value-type="percentage" office:value="0.72314703441887984" table:style-name="ce38">
            <text:p>72,3%</text:p>
          </table:table-cell>
          <table:table-cell office:value-type="float" office:value="181697" table:style-name="ce37">
            <text:p>181.697</text:p>
          </table:table-cell>
          <table:table-cell office:value-type="percentage" office:value="0.72174158285269396" table:style-name="ce38">
            <text:p>72,2%</text:p>
          </table:table-cell>
          <table:table-cell office:value-type="float" office:value="143269" table:style-name="ce37">
            <text:p>143.269</text:p>
          </table:table-cell>
          <table:table-cell office:value-type="percentage" office:value="0.79683754456414735" table:style-name="ce38">
            <text:p>79,7%</text:p>
          </table:table-cell>
          <table:table-cell office:value-type="float" office:value="1651530" table:style-name="ce37">
            <text:p>1.651.530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228473041768204" table:style-name="ce38">
            <text:p>84,2%</text:p>
          </table:table-cell>
          <table:table-cell office:value-type="percentage" office:value="0.75899192629249179" table:style-name="ce38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43" table:style-name="ce37">
            <text:p>42.243</text:p>
          </table:table-cell>
          <table:table-cell office:value-type="percentage" office:value="1" table:style-name="ce38">
            <text:p>100,0%</text:p>
          </table:table-cell>
          <table:table-cell office:value-type="float" office:value="55830" table:style-name="ce37">
            <text:p>55.830</text:p>
          </table:table-cell>
          <table:table-cell office:value-type="percentage" office:value="1" table:style-name="ce38">
            <text:p>100,0%</text:p>
          </table:table-cell>
          <table:table-cell office:value-type="float" office:value="76308" table:style-name="ce37">
            <text:p>76.308</text:p>
          </table:table-cell>
          <table:table-cell office:value-type="percentage" office:value="0.98659253991854678" table:style-name="ce38">
            <text:p>98,7%</text:p>
          </table:table-cell>
          <table:table-cell office:value-type="float" office:value="83634" table:style-name="ce37">
            <text:p>83.634</text:p>
          </table:table-cell>
          <table:table-cell office:value-type="percentage" office:value="0.92963852207549691" table:style-name="ce38">
            <text:p>93,0%</text:p>
          </table:table-cell>
          <table:table-cell office:value-type="float" office:value="86728" table:style-name="ce37">
            <text:p>86.728</text:p>
          </table:table-cell>
          <table:table-cell office:value-type="percentage" office:value="0.88707054383291228" table:style-name="ce38">
            <text:p>88,7%</text:p>
          </table:table-cell>
          <table:table-cell office:value-type="float" office:value="53024" table:style-name="ce37">
            <text:p>53.024</text:p>
          </table:table-cell>
          <table:table-cell office:value-type="percentage" office:value="0.75240162899266383" table:style-name="ce38">
            <text:p>75,2%</text:p>
          </table:table-cell>
          <table:table-cell office:value-type="float" office:value="39058" table:style-name="ce37">
            <text:p>39.058</text:p>
          </table:table-cell>
          <table:table-cell office:value-type="percentage" office:value="0.7733491733491733" table:style-name="ce38">
            <text:p>77,3%</text:p>
          </table:table-cell>
          <table:table-cell office:value-type="float" office:value="36405" table:style-name="ce37">
            <text:p>36.405</text:p>
          </table:table-cell>
          <table:table-cell office:value-type="percentage" office:value="0.82808270591178945" table:style-name="ce38">
            <text:p>82,8%</text:p>
          </table:table-cell>
          <table:table-cell office:value-type="float" office:value="473230" table:style-name="ce37">
            <text:p>473.230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289185636305702" table:style-name="ce38">
            <text:p>90,3%</text:p>
          </table:table-cell>
          <table:table-cell office:value-type="percentage" office:value="0.81184755663444297" table:style-name="ce38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64" table:style-name="ce37">
            <text:p>229.164</text:p>
          </table:table-cell>
          <table:table-cell office:value-type="percentage" office:value="1" table:style-name="ce38">
            <text:p>100,0%</text:p>
          </table:table-cell>
          <table:table-cell office:value-type="float" office:value="250178" table:style-name="ce37">
            <text:p>250.178</text:p>
          </table:table-cell>
          <table:table-cell office:value-type="percentage" office:value="1" table:style-name="ce38">
            <text:p>100,0%</text:p>
          </table:table-cell>
          <table:table-cell office:value-type="float" office:value="319177" table:style-name="ce37">
            <text:p>319.177</text:p>
          </table:table-cell>
          <table:table-cell office:value-type="percentage" office:value="1" table:style-name="ce38">
            <text:p>100,0%</text:p>
          </table:table-cell>
          <table:table-cell office:value-type="float" office:value="350441" table:style-name="ce37">
            <text:p>350.441</text:p>
          </table:table-cell>
          <table:table-cell office:value-type="percentage" office:value="0.91937036794123439" table:style-name="ce38">
            <text:p>91,9%</text:p>
          </table:table-cell>
          <table:table-cell office:value-type="float" office:value="317274" table:style-name="ce37">
            <text:p>317.274</text:p>
          </table:table-cell>
          <table:table-cell office:value-type="percentage" office:value="0.87329929398164075" table:style-name="ce38">
            <text:p>87,3%</text:p>
          </table:table-cell>
          <table:table-cell office:value-type="float" office:value="207184" table:style-name="ce37">
            <text:p>207.184</text:p>
          </table:table-cell>
          <table:table-cell office:value-type="percentage" office:value="0.77370109379609608" table:style-name="ce38">
            <text:p>77,4%</text:p>
          </table:table-cell>
          <table:table-cell office:value-type="float" office:value="165085" table:style-name="ce37">
            <text:p>165.085</text:p>
          </table:table-cell>
          <table:table-cell office:value-type="percentage" office:value="0.78237111740898369" table:style-name="ce38">
            <text:p>78,2%</text:p>
          </table:table-cell>
          <table:table-cell office:value-type="float" office:value="134613" table:style-name="ce37">
            <text:p>134.613</text:p>
          </table:table-cell>
          <table:table-cell office:value-type="percentage" office:value="0.81414885510033752" table:style-name="ce38">
            <text:p>81,4%</text:p>
          </table:table-cell>
          <table:table-cell office:value-type="float" office:value="1973116" table:style-name="ce37">
            <text:p>1.973.11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0665745205176052" table:style-name="ce38">
            <text:p>90,7%</text:p>
          </table:table-cell>
          <table:table-cell office:value-type="percentage" office:value="0.82387622457219833" table:style-name="ce38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692" table:style-name="ce37">
            <text:p>137.692</text:p>
          </table:table-cell>
          <table:table-cell office:value-type="percentage" office:value="1" table:style-name="ce38">
            <text:p>100,0%</text:p>
          </table:table-cell>
          <table:table-cell office:value-type="float" office:value="157948" table:style-name="ce37">
            <text:p>157.948</text:p>
          </table:table-cell>
          <table:table-cell office:value-type="percentage" office:value="0.99275303109345636" table:style-name="ce38">
            <text:p>99,3%</text:p>
          </table:table-cell>
          <table:table-cell office:value-type="float" office:value="221229" table:style-name="ce37">
            <text:p>221.229</text:p>
          </table:table-cell>
          <table:table-cell office:value-type="percentage" office:value="1" table:style-name="ce38">
            <text:p>100,0%</text:p>
          </table:table-cell>
          <table:table-cell office:value-type="float" office:value="284960" table:style-name="ce37">
            <text:p>284.960</text:p>
          </table:table-cell>
          <table:table-cell office:value-type="percentage" office:value="0.92676549216529314" table:style-name="ce38">
            <text:p>92,7%</text:p>
          </table:table-cell>
          <table:table-cell office:value-type="float" office:value="284630" table:style-name="ce37">
            <text:p>284.630</text:p>
          </table:table-cell>
          <table:table-cell office:value-type="percentage" office:value="0.86093676744150871" table:style-name="ce38">
            <text:p>86,1%</text:p>
          </table:table-cell>
          <table:table-cell office:value-type="float" office:value="201568" table:style-name="ce37">
            <text:p>201.568</text:p>
          </table:table-cell>
          <table:table-cell office:value-type="percentage" office:value="0.75805656992640114" table:style-name="ce38">
            <text:p>75,8%</text:p>
          </table:table-cell>
          <table:table-cell office:value-type="float" office:value="166764" table:style-name="ce37">
            <text:p>166.764</text:p>
          </table:table-cell>
          <table:table-cell office:value-type="percentage" office:value="0.76466029923563317" table:style-name="ce38">
            <text:p>76,5%</text:p>
          </table:table-cell>
          <table:table-cell office:value-type="float" office:value="141392" table:style-name="ce37">
            <text:p>141.392</text:p>
          </table:table-cell>
          <table:table-cell office:value-type="percentage" office:value="0.8127284850435702" table:style-name="ce38">
            <text:p>81,3%</text:p>
          </table:table-cell>
          <table:table-cell office:value-type="float" office:value="1596183" table:style-name="ce37">
            <text:p>1.596.183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246191916779448" table:style-name="ce38">
            <text:p>88,2%</text:p>
          </table:table-cell>
          <table:table-cell office:value-type="percentage" office:value="0.78044524283683769" table:style-name="ce38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215" table:style-name="ce37">
            <text:p>458.215</text:p>
          </table:table-cell>
          <table:table-cell office:value-type="percentage" office:value="1" table:style-name="ce38">
            <text:p>100,0%</text:p>
          </table:table-cell>
          <table:table-cell office:value-type="float" office:value="617350" table:style-name="ce37">
            <text:p>617.350</text:p>
          </table:table-cell>
          <table:table-cell office:value-type="percentage" office:value="0.97175786882252568" table:style-name="ce38">
            <text:p>97,2%</text:p>
          </table:table-cell>
          <table:table-cell office:value-type="float" office:value="795963" table:style-name="ce37">
            <text:p>795.963</text:p>
          </table:table-cell>
          <table:table-cell office:value-type="percentage" office:value="0.9503082675886837" table:style-name="ce38">
            <text:p>95,0%</text:p>
          </table:table-cell>
          <table:table-cell office:value-type="float" office:value="1017902" table:style-name="ce37">
            <text:p>1.017.902</text:p>
          </table:table-cell>
          <table:table-cell office:value-type="percentage" office:value="0.93233252120390553" table:style-name="ce38">
            <text:p>93,2%</text:p>
          </table:table-cell>
          <table:table-cell office:value-type="float" office:value="1112546" table:style-name="ce37">
            <text:p>1.112.546</text:p>
          </table:table-cell>
          <table:table-cell office:value-type="percentage" office:value="0.84491496140132372" table:style-name="ce38">
            <text:p>84,5%</text:p>
          </table:table-cell>
          <table:table-cell office:value-type="float" office:value="745139" table:style-name="ce37">
            <text:p>745.139</text:p>
          </table:table-cell>
          <table:table-cell office:value-type="percentage" office:value="0.71328921018674163" table:style-name="ce38">
            <text:p>71,3%</text:p>
          </table:table-cell>
          <table:table-cell office:value-type="float" office:value="592802" table:style-name="ce37">
            <text:p>592.802</text:p>
          </table:table-cell>
          <table:table-cell office:value-type="percentage" office:value="0.70661255043596938" table:style-name="ce38">
            <text:p>70,7%</text:p>
          </table:table-cell>
          <table:table-cell office:value-type="float" office:value="491578" table:style-name="ce37">
            <text:p>491.578</text:p>
          </table:table-cell>
          <table:table-cell office:value-type="percentage" office:value="0.74916713148806857" table:style-name="ce38">
            <text:p>74,9%</text:p>
          </table:table-cell>
          <table:table-cell office:value-type="float" office:value="5831495" table:style-name="ce37">
            <text:p>5.831.495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4903747037138411" table:style-name="ce38">
            <text:p>84,9%</text:p>
          </table:table-cell>
          <table:table-cell office:value-type="percentage" office:value="0.74950334034704036" table:style-name="ce38">
            <text:p>75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6995" table:style-name="ce37">
            <text:p>296.995</text:p>
          </table:table-cell>
          <table:table-cell office:value-type="percentage" office:value="1" table:style-name="ce38">
            <text:p>100,0%</text:p>
          </table:table-cell>
          <table:table-cell office:value-type="float" office:value="433961" table:style-name="ce37">
            <text:p>433.961</text:p>
          </table:table-cell>
          <table:table-cell office:value-type="percentage" office:value="0.99109080029781071" table:style-name="ce38">
            <text:p>99,1%</text:p>
          </table:table-cell>
          <table:table-cell office:value-type="float" office:value="568500" table:style-name="ce37">
            <text:p>568.500</text:p>
          </table:table-cell>
          <table:table-cell office:value-type="percentage" office:value="0.97894367070297972" table:style-name="ce38">
            <text:p>97,9%</text:p>
          </table:table-cell>
          <table:table-cell office:value-type="float" office:value="712907" table:style-name="ce37">
            <text:p>712.907</text:p>
          </table:table-cell>
          <table:table-cell office:value-type="percentage" office:value="0.94759375490141351" table:style-name="ce38">
            <text:p>94,8%</text:p>
          </table:table-cell>
          <table:table-cell office:value-type="float" office:value="748653" table:style-name="ce37">
            <text:p>748.653</text:p>
          </table:table-cell>
          <table:table-cell office:value-type="percentage" office:value="0.87912582140659568" table:style-name="ce38">
            <text:p>87,9%</text:p>
          </table:table-cell>
          <table:table-cell office:value-type="float" office:value="501316" table:style-name="ce37">
            <text:p>501.316</text:p>
          </table:table-cell>
          <table:table-cell office:value-type="percentage" office:value="0.77273070585533299" table:style-name="ce38">
            <text:p>77,3%</text:p>
          </table:table-cell>
          <table:table-cell office:value-type="float" office:value="414011" table:style-name="ce37">
            <text:p>414.011</text:p>
          </table:table-cell>
          <table:table-cell office:value-type="percentage" office:value="0.80215102513727266" table:style-name="ce38">
            <text:p>80,2%</text:p>
          </table:table-cell>
          <table:table-cell office:value-type="float" office:value="355337" table:style-name="ce37">
            <text:p>355.337</text:p>
          </table:table-cell>
          <table:table-cell office:value-type="percentage" office:value="0.83701072477628258" table:style-name="ce38">
            <text:p>83,7%</text:p>
          </table:table-cell>
          <table:table-cell office:value-type="float" office:value="4031680" table:style-name="ce37">
            <text:p>4.031.680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823255598413621" table:style-name="ce38">
            <text:p>89,8%</text:p>
          </table:table-cell>
          <table:table-cell office:value-type="percentage" office:value="0.79719173251303599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09" table:style-name="ce37">
            <text:p>78.209</text:p>
          </table:table-cell>
          <table:table-cell office:value-type="percentage" office:value="1" table:style-name="ce38">
            <text:p>100,0%</text:p>
          </table:table-cell>
          <table:table-cell office:value-type="float" office:value="95841" table:style-name="ce37">
            <text:p>95.841</text:p>
          </table:table-cell>
          <table:table-cell office:value-type="percentage" office:value="1" table:style-name="ce38">
            <text:p>100,0%</text:p>
          </table:table-cell>
          <table:table-cell office:value-type="float" office:value="132573" table:style-name="ce37">
            <text:p>132.573</text:p>
          </table:table-cell>
          <table:table-cell office:value-type="percentage" office:value="1" table:style-name="ce38">
            <text:p>100,0%</text:p>
          </table:table-cell>
          <table:table-cell office:value-type="float" office:value="161081" table:style-name="ce37">
            <text:p>161.081</text:p>
          </table:table-cell>
          <table:table-cell office:value-type="percentage" office:value="0.95192534984871402" table:style-name="ce38">
            <text:p>95,2%</text:p>
          </table:table-cell>
          <table:table-cell office:value-type="float" office:value="145595" table:style-name="ce37">
            <text:p>145.595</text:p>
          </table:table-cell>
          <table:table-cell office:value-type="percentage" office:value="0.91285565601213836" table:style-name="ce38">
            <text:p>91,3%</text:p>
          </table:table-cell>
          <table:table-cell office:value-type="float" office:value="111766" table:style-name="ce37">
            <text:p>111.766</text:p>
          </table:table-cell>
          <table:table-cell office:value-type="percentage" office:value="0.83733021673821351" table:style-name="ce38">
            <text:p>83,7%</text:p>
          </table:table-cell>
          <table:table-cell office:value-type="float" office:value="90308" table:style-name="ce37">
            <text:p>90.308</text:p>
          </table:table-cell>
          <table:table-cell office:value-type="percentage" office:value="0.79692905047652662" table:style-name="ce38">
            <text:p>79,7%</text:p>
          </table:table-cell>
          <table:table-cell office:value-type="float" office:value="73218" table:style-name="ce37">
            <text:p>73.218</text:p>
          </table:table-cell>
          <table:table-cell office:value-type="percentage" office:value="0.86392920353982305" table:style-name="ce38">
            <text:p>86,4%</text:p>
          </table:table-cell>
          <table:table-cell office:value-type="float" office:value="888591" table:style-name="ce37">
            <text:p>888.591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198711608632767" table:style-name="ce38">
            <text:p>93,2%</text:p>
          </table:table-cell>
          <table:table-cell office:value-type="percentage" office:value="0.8351521212195262" table:style-name="ce38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1967" table:style-name="ce37">
            <text:p>241.967</text:p>
          </table:table-cell>
          <table:table-cell office:value-type="percentage" office:value="1" table:style-name="ce38">
            <text:p>100,0%</text:p>
          </table:table-cell>
          <table:table-cell office:value-type="float" office:value="290918" table:style-name="ce37">
            <text:p>290.918</text:p>
          </table:table-cell>
          <table:table-cell office:value-type="percentage" office:value="1" table:style-name="ce38">
            <text:p>100,0%</text:p>
          </table:table-cell>
          <table:table-cell office:value-type="float" office:value="344628" table:style-name="ce37">
            <text:p>344.628</text:p>
          </table:table-cell>
          <table:table-cell office:value-type="percentage" office:value="0.99337324566839713" table:style-name="ce38">
            <text:p>99,3%</text:p>
          </table:table-cell>
          <table:table-cell office:value-type="float" office:value="389270" table:style-name="ce37">
            <text:p>389.270</text:p>
          </table:table-cell>
          <table:table-cell office:value-type="percentage" office:value="0.95905530822466245" table:style-name="ce38">
            <text:p>95,9%</text:p>
          </table:table-cell>
          <table:table-cell office:value-type="float" office:value="405132" table:style-name="ce37">
            <text:p>405.132</text:p>
          </table:table-cell>
          <table:table-cell office:value-type="percentage" office:value="0.91406318743922332" table:style-name="ce38">
            <text:p>91,4%</text:p>
          </table:table-cell>
          <table:table-cell office:value-type="float" office:value="259850" table:style-name="ce37">
            <text:p>259.850</text:p>
          </table:table-cell>
          <table:table-cell office:value-type="percentage" office:value="0.80347424924553501" table:style-name="ce38">
            <text:p>80,3%</text:p>
          </table:table-cell>
          <table:table-cell office:value-type="float" office:value="194480" table:style-name="ce37">
            <text:p>194.480</text:p>
          </table:table-cell>
          <table:table-cell office:value-type="percentage" office:value="0.8419740151787376" table:style-name="ce38">
            <text:p>84,2%</text:p>
          </table:table-cell>
          <table:table-cell office:value-type="float" office:value="163332" table:style-name="ce37">
            <text:p>163.332</text:p>
          </table:table-cell>
          <table:table-cell office:value-type="percentage" office:value="0.90736471359447135" table:style-name="ce38">
            <text:p>90,7%</text:p>
          </table:table-cell>
          <table:table-cell office:value-type="float" office:value="2289577" table:style-name="ce37">
            <text:p>2.289.577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280904397112729" table:style-name="ce38">
            <text:p>93,3%</text:p>
          </table:table-cell>
          <table:table-cell office:value-type="percentage" office:value="0.84742057110413394" table:style-name="ce38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9" table:style-name="ce37">
            <text:p>23.349</text:p>
          </table:table-cell>
          <table:table-cell office:value-type="percentage" office:value="1" table:style-name="ce38">
            <text:p>100,0%</text:p>
          </table:table-cell>
          <table:table-cell office:value-type="float" office:value="28632" table:style-name="ce37">
            <text:p>28.632</text:p>
          </table:table-cell>
          <table:table-cell office:value-type="percentage" office:value="1" table:style-name="ce38">
            <text:p>100,0%</text:p>
          </table:table-cell>
          <table:table-cell office:value-type="float" office:value="37922" table:style-name="ce37">
            <text:p>37.922</text:p>
          </table:table-cell>
          <table:table-cell office:value-type="percentage" office:value="1" table:style-name="ce38">
            <text:p>100,0%</text:p>
          </table:table-cell>
          <table:table-cell office:value-type="float" office:value="45171" table:style-name="ce37">
            <text:p>45.171</text:p>
          </table:table-cell>
          <table:table-cell office:value-type="percentage" office:value="0.94769637462235645" table:style-name="ce38">
            <text:p>94,8%</text:p>
          </table:table-cell>
          <table:table-cell office:value-type="float" office:value="47084" table:style-name="ce37">
            <text:p>47.084</text:p>
          </table:table-cell>
          <table:table-cell office:value-type="percentage" office:value="0.88926662511568177" table:style-name="ce38">
            <text:p>88,9%</text:p>
          </table:table-cell>
          <table:table-cell office:value-type="float" office:value="30184" table:style-name="ce37">
            <text:p>30.184</text:p>
          </table:table-cell>
          <table:table-cell office:value-type="percentage" office:value="0.76766957450596407" table:style-name="ce38">
            <text:p>76,8%</text:p>
          </table:table-cell>
          <table:table-cell office:value-type="float" office:value="22506" table:style-name="ce37">
            <text:p>22.506</text:p>
          </table:table-cell>
          <table:table-cell office:value-type="percentage" office:value="0.73891916737802876" table:style-name="ce38">
            <text:p>73,9%</text:p>
          </table:table-cell>
          <table:table-cell office:value-type="float" office:value="20114" table:style-name="ce37">
            <text:p>20.114</text:p>
          </table:table-cell>
          <table:table-cell office:value-type="percentage" office:value="0.78779570734764215" table:style-name="ce38">
            <text:p>78,8%</text:p>
          </table:table-cell>
          <table:table-cell office:value-type="float" office:value="254962" table:style-name="ce37">
            <text:p>254.962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9784836426383063" table:style-name="ce38">
            <text:p>89,8%</text:p>
          </table:table-cell>
          <table:table-cell office:value-type="percentage" office:value="0.79697043580462246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70" table:style-name="ce37">
            <text:p>373.570</text:p>
          </table:table-cell>
          <table:table-cell office:value-type="percentage" office:value="1" table:style-name="ce38">
            <text:p>100,0%</text:p>
          </table:table-cell>
          <table:table-cell office:value-type="float" office:value="510171" table:style-name="ce37">
            <text:p>510.171</text:p>
          </table:table-cell>
          <table:table-cell office:value-type="percentage" office:value="0.9697575088246867" table:style-name="ce38">
            <text:p>97,0%</text:p>
          </table:table-cell>
          <table:table-cell office:value-type="float" office:value="685995" table:style-name="ce37">
            <text:p>685.995</text:p>
          </table:table-cell>
          <table:table-cell office:value-type="percentage" office:value="0.97536267120512199" table:style-name="ce38">
            <text:p>97,5%</text:p>
          </table:table-cell>
          <table:table-cell office:value-type="float" office:value="934023" table:style-name="ce37">
            <text:p>934.023</text:p>
          </table:table-cell>
          <table:table-cell office:value-type="percentage" office:value="0.96015555370519423" table:style-name="ce38">
            <text:p>96,0%</text:p>
          </table:table-cell>
          <table:table-cell office:value-type="float" office:value="1016770" table:style-name="ce37">
            <text:p>1.016.770</text:p>
          </table:table-cell>
          <table:table-cell office:value-type="percentage" office:value="0.87203712613778561" table:style-name="ce38">
            <text:p>87,2%</text:p>
          </table:table-cell>
          <table:table-cell office:value-type="float" office:value="722293" table:style-name="ce37">
            <text:p>722.293</text:p>
          </table:table-cell>
          <table:table-cell office:value-type="percentage" office:value="0.76059664715049913" table:style-name="ce38">
            <text:p>76,1%</text:p>
          </table:table-cell>
          <table:table-cell office:value-type="float" office:value="566820" table:style-name="ce37">
            <text:p>566.820</text:p>
          </table:table-cell>
          <table:table-cell office:value-type="percentage" office:value="0.76341964375904914" table:style-name="ce38">
            <text:p>76,3%</text:p>
          </table:table-cell>
          <table:table-cell office:value-type="float" office:value="417322" table:style-name="ce37">
            <text:p>417.322</text:p>
          </table:table-cell>
          <table:table-cell office:value-type="percentage" office:value="0.75391207893890622" table:style-name="ce38">
            <text:p>75,4%</text:p>
          </table:table-cell>
          <table:table-cell office:value-type="float" office:value="5226964" table:style-name="ce37">
            <text:p>5.226.964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437589255289905" table:style-name="ce38">
            <text:p>87,4%</text:p>
          </table:table-cell>
          <table:table-cell office:value-type="percentage" office:value="0.77095137854784623" table:style-name="ce38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80" table:style-name="ce37">
            <text:p>73.880</text:p>
          </table:table-cell>
          <table:table-cell office:value-type="percentage" office:value="1" table:style-name="ce38">
            <text:p>100,0%</text:p>
          </table:table-cell>
          <table:table-cell office:value-type="float" office:value="103070" table:style-name="ce37">
            <text:p>103.070</text:p>
          </table:table-cell>
          <table:table-cell office:value-type="percentage" office:value="1" table:style-name="ce38">
            <text:p>100,0%</text:p>
          </table:table-cell>
          <table:table-cell office:value-type="float" office:value="147625" table:style-name="ce37">
            <text:p>147.625</text:p>
          </table:table-cell>
          <table:table-cell office:value-type="percentage" office:value="1" table:style-name="ce38">
            <text:p>100,0%</text:p>
          </table:table-cell>
          <table:table-cell office:value-type="float" office:value="206200" table:style-name="ce37">
            <text:p>206.200</text:p>
          </table:table-cell>
          <table:table-cell office:value-type="percentage" office:value="0.96691300596466223" table:style-name="ce38">
            <text:p>96,7%</text:p>
          </table:table-cell>
          <table:table-cell office:value-type="float" office:value="228800" table:style-name="ce37">
            <text:p>228.800</text:p>
          </table:table-cell>
          <table:table-cell office:value-type="percentage" office:value="0.90023095960370947" table:style-name="ce38">
            <text:p>90,0%</text:p>
          </table:table-cell>
          <table:table-cell office:value-type="float" office:value="162022" table:style-name="ce37">
            <text:p>162.022</text:p>
          </table:table-cell>
          <table:table-cell office:value-type="percentage" office:value="0.77521375291263761" table:style-name="ce38">
            <text:p>77,5%</text:p>
          </table:table-cell>
          <table:table-cell office:value-type="float" office:value="135077" table:style-name="ce37">
            <text:p>135.077</text:p>
          </table:table-cell>
          <table:table-cell office:value-type="percentage" office:value="0.78420068738098558" table:style-name="ce38">
            <text:p>78,4%</text:p>
          </table:table-cell>
          <table:table-cell office:value-type="float" office:value="113944" table:style-name="ce37">
            <text:p>113.944</text:p>
          </table:table-cell>
          <table:table-cell office:value-type="percentage" office:value="0.80302197414971743" table:style-name="ce38">
            <text:p>80,3%</text:p>
          </table:table-cell>
          <table:table-cell office:value-type="float" office:value="1170618" table:style-name="ce37">
            <text:p>1.170.618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350808350577082" table:style-name="ce38">
            <text:p>89,4%</text:p>
          </table:table-cell>
          <table:table-cell office:value-type="percentage" office:value="0.77460196883244414" table:style-name="ce38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2" table:style-name="ce37">
            <text:p>42.482</text:p>
          </table:table-cell>
          <table:table-cell office:value-type="percentage" office:value="1" table:style-name="ce38">
            <text:p>100,0%</text:p>
          </table:table-cell>
          <table:table-cell office:value-type="float" office:value="55836" table:style-name="ce37">
            <text:p>55.836</text:p>
          </table:table-cell>
          <table:table-cell office:value-type="percentage" office:value="1" table:style-name="ce38">
            <text:p>100,0%</text:p>
          </table:table-cell>
          <table:table-cell office:value-type="float" office:value="72037" table:style-name="ce37">
            <text:p>72.037</text:p>
          </table:table-cell>
          <table:table-cell office:value-type="percentage" office:value="0.97552949461025951" table:style-name="ce38">
            <text:p>97,6%</text:p>
          </table:table-cell>
          <table:table-cell office:value-type="float" office:value="91454" table:style-name="ce37">
            <text:p>91.454</text:p>
          </table:table-cell>
          <table:table-cell office:value-type="percentage" office:value="0.94580842658282827" table:style-name="ce38">
            <text:p>94,6%</text:p>
          </table:table-cell>
          <table:table-cell office:value-type="float" office:value="94541" table:style-name="ce37">
            <text:p>94.541</text:p>
          </table:table-cell>
          <table:table-cell office:value-type="percentage" office:value="0.87536341919594085" table:style-name="ce38">
            <text:p>87,5%</text:p>
          </table:table-cell>
          <table:table-cell office:value-type="float" office:value="62442" table:style-name="ce37">
            <text:p>62.442</text:p>
          </table:table-cell>
          <table:table-cell office:value-type="percentage" office:value="0.76765714707220223" table:style-name="ce38">
            <text:p>76,8%</text:p>
          </table:table-cell>
          <table:table-cell office:value-type="float" office:value="53788" table:style-name="ce37">
            <text:p>53.788</text:p>
          </table:table-cell>
          <table:table-cell office:value-type="percentage" office:value="0.78952544512454681" table:style-name="ce38">
            <text:p>79,0%</text:p>
          </table:table-cell>
          <table:table-cell office:value-type="float" office:value="45206" table:style-name="ce37">
            <text:p>45.206</text:p>
          </table:table-cell>
          <table:table-cell office:value-type="percentage" office:value="0.80169539618358521" table:style-name="ce38">
            <text:p>80,2%</text:p>
          </table:table-cell>
          <table:table-cell office:value-type="float" office:value="517786" table:style-name="ce37">
            <text:p>517.786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065526340233314" table:style-name="ce38">
            <text:p>89,1%</text:p>
          </table:table-cell>
          <table:table-cell office:value-type="percentage" office:value="0.78310397657581632" table:style-name="ce38">
            <text:p>78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42" table:style-name="ce37">
            <text:p>164.042</text:p>
          </table:table-cell>
          <table:table-cell office:value-type="percentage" office:value="1" table:style-name="ce38">
            <text:p>100,0%</text:p>
          </table:table-cell>
          <table:table-cell office:value-type="float" office:value="213565" table:style-name="ce37">
            <text:p>213.565</text:p>
          </table:table-cell>
          <table:table-cell office:value-type="percentage" office:value="1" table:style-name="ce38">
            <text:p>100,0%</text:p>
          </table:table-cell>
          <table:table-cell office:value-type="float" office:value="277958" table:style-name="ce37">
            <text:p>277.958</text:p>
          </table:table-cell>
          <table:table-cell office:value-type="percentage" office:value="0.99228542155298283" table:style-name="ce38">
            <text:p>99,2%</text:p>
          </table:table-cell>
          <table:table-cell office:value-type="float" office:value="322180" table:style-name="ce37">
            <text:p>322.180</text:p>
          </table:table-cell>
          <table:table-cell office:value-type="percentage" office:value="0.94765234118778618" table:style-name="ce38">
            <text:p>94,8%</text:p>
          </table:table-cell>
          <table:table-cell office:value-type="float" office:value="317418" table:style-name="ce37">
            <text:p>317.418</text:p>
          </table:table-cell>
          <table:table-cell office:value-type="percentage" office:value="0.87652326631375765" table:style-name="ce38">
            <text:p>87,7%</text:p>
          </table:table-cell>
          <table:table-cell office:value-type="float" office:value="197264" table:style-name="ce37">
            <text:p>197.264</text:p>
          </table:table-cell>
          <table:table-cell office:value-type="percentage" office:value="0.75712646281036144" table:style-name="ce38">
            <text:p>75,7%</text:p>
          </table:table-cell>
          <table:table-cell office:value-type="float" office:value="152636" table:style-name="ce37">
            <text:p>152.636</text:p>
          </table:table-cell>
          <table:table-cell office:value-type="percentage" office:value="0.75737096470074527" table:style-name="ce38">
            <text:p>75,7%</text:p>
          </table:table-cell>
          <table:table-cell office:value-type="float" office:value="135761" table:style-name="ce37">
            <text:p>135.761</text:p>
          </table:table-cell>
          <table:table-cell office:value-type="percentage" office:value="0.80519673083994636" table:style-name="ce38">
            <text:p>80,5%</text:p>
          </table:table-cell>
          <table:table-cell office:value-type="float" office:value="1780824" table:style-name="ce37">
            <text:p>1.780.824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976185303710843" table:style-name="ce38">
            <text:p>89,8%</text:p>
          </table:table-cell>
          <table:table-cell office:value-type="percentage" office:value="0.80199089936338774" table:style-name="ce38">
            <text:p>80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3" table:style-name="ce37">
            <text:p>2.393</text:p>
          </table:table-cell>
          <table:table-cell office:value-type="percentage" office:value="0.91861804222648757" table:style-name="ce38">
            <text:p>91,9%</text:p>
          </table:table-cell>
          <table:table-cell office:value-type="float" office:value="3881" table:style-name="ce37">
            <text:p>3.881</text:p>
          </table:table-cell>
          <table:table-cell office:value-type="percentage" office:value="0.89879573876794816" table:style-name="ce38">
            <text:p>89,9%</text:p>
          </table:table-cell>
          <table:table-cell office:value-type="float" office:value="7601" table:style-name="ce37">
            <text:p>7.601</text:p>
          </table:table-cell>
          <table:table-cell office:value-type="percentage" office:value="0.96741758941071654" table:style-name="ce38">
            <text:p>96,7%</text:p>
          </table:table-cell>
          <table:table-cell office:value-type="float" office:value="10456" table:style-name="ce37">
            <text:p>10.456</text:p>
          </table:table-cell>
          <table:table-cell office:value-type="percentage" office:value="0.90481135340948426" table:style-name="ce38">
            <text:p>90,5%</text:p>
          </table:table-cell>
          <table:table-cell office:value-type="float" office:value="10919" table:style-name="ce37">
            <text:p>10.919</text:p>
          </table:table-cell>
          <table:table-cell office:value-type="percentage" office:value="0.86370827400727734" table:style-name="ce38">
            <text:p>86,4%</text:p>
          </table:table-cell>
          <table:table-cell office:value-type="float" office:value="8807" table:style-name="ce37">
            <text:p>8.807</text:p>
          </table:table-cell>
          <table:table-cell office:value-type="percentage" office:value="0.74045737346561291" table:style-name="ce38">
            <text:p>74,0%</text:p>
          </table:table-cell>
          <table:table-cell office:value-type="float" office:value="8346" table:style-name="ce37">
            <text:p>8.346</text:p>
          </table:table-cell>
          <table:table-cell office:value-type="percentage" office:value="0.76101030363818734" table:style-name="ce38">
            <text:p>76,1%</text:p>
          </table:table-cell>
          <table:table-cell office:value-type="float" office:value="7278" table:style-name="ce37">
            <text:p>7.278</text:p>
          </table:table-cell>
          <table:table-cell office:value-type="percentage" office:value="0.79750164365548981" table:style-name="ce38">
            <text:p>79,8%</text:p>
          </table:table-cell>
          <table:table-cell office:value-type="float" office:value="59681" table:style-name="ce37">
            <text:p>59.681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4099203832875358" table:style-name="ce38">
            <text:p>84,1%</text:p>
          </table:table-cell>
          <table:table-cell office:value-type="percentage" office:value="0.70878363934348354" table:style-name="ce38">
            <text:p>70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2" table:style-name="ce37">
            <text:p>3.302</text:p>
          </table:table-cell>
          <table:table-cell office:value-type="percentage" office:value="0.8810032017075774" table:style-name="ce38">
            <text:p>88,1%</text:p>
          </table:table-cell>
          <table:table-cell office:value-type="float" office:value="7110" table:style-name="ce37">
            <text:p>7.110</text:p>
          </table:table-cell>
          <table:table-cell office:value-type="percentage" office:value="0.90839402069758524" table:style-name="ce38">
            <text:p>90,8%</text:p>
          </table:table-cell>
          <table:table-cell office:value-type="float" office:value="9593" table:style-name="ce37">
            <text:p>9.593</text:p>
          </table:table-cell>
          <table:table-cell office:value-type="percentage" office:value="0.84901318700769979" table:style-name="ce38">
            <text:p>84,9%</text:p>
          </table:table-cell>
          <table:table-cell office:value-type="float" office:value="9902" table:style-name="ce37">
            <text:p>9.902</text:p>
          </table:table-cell>
          <table:table-cell office:value-type="percentage" office:value="0.82502916180636565" table:style-name="ce38">
            <text:p>82,5%</text:p>
          </table:table-cell>
          <table:table-cell office:value-type="float" office:value="8369" table:style-name="ce37">
            <text:p>8.369</text:p>
          </table:table-cell>
          <table:table-cell office:value-type="percentage" office:value="0.68977169702464358" table:style-name="ce38">
            <text:p>69,0%</text:p>
          </table:table-cell>
          <table:table-cell office:value-type="float" office:value="8179" table:style-name="ce37">
            <text:p>8.179</text:p>
          </table:table-cell>
          <table:table-cell office:value-type="percentage" office:value="0.68186744476865357" table:style-name="ce38">
            <text:p>68,2%</text:p>
          </table:table-cell>
          <table:table-cell office:value-type="float" office:value="7128" table:style-name="ce37">
            <text:p>7.128</text:p>
          </table:table-cell>
          <table:table-cell office:value-type="percentage" office:value="0.74451639857948615" table:style-name="ce38">
            <text:p>74,5%</text:p>
          </table:table-cell>
          <table:table-cell office:value-type="float" office:value="55588" table:style-name="ce37">
            <text:p>55.58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373538990793346" table:style-name="ce38">
            <text:p>78,4%</text:p>
          </table:table-cell>
          <table:table-cell office:value-type="percentage" office:value="0.63838485920345445" table:style-name="ce38">
            <text:p>63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490" table:style-name="ce37">
            <text:p>3.490</text:p>
          </table:table-cell>
          <table:table-cell office:value-type="string" table:style-name="ce38">
            <text:p>-</text:p>
          </table:table-cell>
          <table:table-cell office:value-type="float" office:value="9368" table:style-name="ce37">
            <text:p>9.368</text:p>
          </table:table-cell>
          <table:table-cell office:value-type="string" table:style-name="ce38">
            <text:p>-</text:p>
          </table:table-cell>
          <table:table-cell office:value-type="float" office:value="21857" table:style-name="ce37">
            <text:p>21.857</text:p>
          </table:table-cell>
          <table:table-cell office:value-type="string" table:style-name="ce38">
            <text:p>-</text:p>
          </table:table-cell>
          <table:table-cell office:value-type="float" office:value="31664" table:style-name="ce37">
            <text:p>31.664</text:p>
          </table:table-cell>
          <table:table-cell office:value-type="string" table:style-name="ce38">
            <text:p>-</text:p>
          </table:table-cell>
          <table:table-cell office:value-type="float" office:value="24308" table:style-name="ce37">
            <text:p>24.308</text:p>
          </table:table-cell>
          <table:table-cell office:value-type="string" table:style-name="ce38">
            <text:p>-</text:p>
          </table:table-cell>
          <table:table-cell office:value-type="float" office:value="1075" table:style-name="ce37">
            <text:p>1.075</text:p>
          </table:table-cell>
          <table:table-cell office:value-type="string" table:style-name="ce38">
            <text:p>-</text:p>
          </table:table-cell>
          <table:table-cell office:value-type="float" office:value="91812" table:style-name="ce37">
            <text:p>91.812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4" table:style-name="ce40">
            <text:p>24</text:p>
          </table:table-cell>
          <table:table-cell office:value-type="string" table:style-name="ce41">
            <text:p>-</text:p>
          </table:table-cell>
          <table:table-cell office:value-type="float" office:value="28" table:style-name="ce40">
            <text:p>28</text:p>
          </table:table-cell>
          <table:table-cell office:value-type="string" table:style-name="ce41">
            <text:p>-</text:p>
          </table:table-cell>
          <table:table-cell office:value-type="float" office:value="199" table:style-name="ce40">
            <text:p>199</text:p>
          </table:table-cell>
          <table:table-cell office:value-type="string" table:style-name="ce41">
            <text:p>-</text:p>
          </table:table-cell>
          <table:table-cell office:value-type="float" office:value="543" table:style-name="ce40">
            <text:p>543</text:p>
          </table:table-cell>
          <table:table-cell office:value-type="string" table:style-name="ce41">
            <text:p>-</text:p>
          </table:table-cell>
          <table:table-cell office:value-type="float" office:value="1047" table:style-name="ce40">
            <text:p>1.047</text:p>
          </table:table-cell>
          <table:table-cell office:value-type="string" table:style-name="ce41">
            <text:p>-</text:p>
          </table:table-cell>
          <table:table-cell office:value-type="float" office:value="1186" table:style-name="ce40">
            <text:p>1.186</text:p>
          </table:table-cell>
          <table:table-cell office:value-type="string" table:style-name="ce41">
            <text:p>-</text:p>
          </table:table-cell>
          <table:table-cell office:value-type="float" office:value="1036" table:style-name="ce40">
            <text:p>1.036</text:p>
          </table:table-cell>
          <table:table-cell office:value-type="string" table:style-name="ce41">
            <text:p>-</text:p>
          </table:table-cell>
          <table:table-cell office:value-type="float" office:value="161" table:style-name="ce40">
            <text:p>161</text:p>
          </table:table-cell>
          <table:table-cell office:value-type="string" table:style-name="ce41">
            <text:p>-</text:p>
          </table:table-cell>
          <table:table-cell office:value-type="float" office:value="4224" table:style-name="ce40">
            <text:p>4.224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223" table:style-name="ce44">
            <text:p>2.934.223</text:p>
          </table:table-cell>
          <table:table-cell office:value-type="percentage" office:value="1" table:style-name="ce45">
            <text:p>100,0%</text:p>
          </table:table-cell>
          <table:table-cell office:value-type="float" office:value="3937264" table:style-name="ce44">
            <text:p>3.937.264</text:p>
          </table:table-cell>
          <table:table-cell office:value-type="percentage" office:value="0.99424728759395409" table:style-name="ce45">
            <text:p>99,4%</text:p>
          </table:table-cell>
          <table:table-cell office:value-type="float" office:value="5258639" table:style-name="ce44">
            <text:p>5.258.639</text:p>
          </table:table-cell>
          <table:table-cell office:value-type="percentage" office:value="0.98531999147084137" table:style-name="ce45">
            <text:p>98,5%</text:p>
          </table:table-cell>
          <table:table-cell office:value-type="float" office:value="6641855" table:style-name="ce44">
            <text:p>6.641.855</text:p>
          </table:table-cell>
          <table:table-cell office:value-type="percentage" office:value="0.94434324341923981" table:style-name="ce45">
            <text:p>94,4%</text:p>
          </table:table-cell>
          <table:table-cell office:value-type="float" office:value="6899994" table:style-name="ce44">
            <text:p>6.899.994</text:p>
          </table:table-cell>
          <table:table-cell office:value-type="percentage" office:value="0.87433146847138976" table:style-name="ce45">
            <text:p>87,4%</text:p>
          </table:table-cell>
          <table:table-cell office:value-type="float" office:value="4768636" table:style-name="ce44">
            <text:p>4.768.636</text:p>
          </table:table-cell>
          <table:table-cell office:value-type="percentage" office:value="0.76538162940663712" table:style-name="ce45">
            <text:p>76,5%</text:p>
          </table:table-cell>
          <table:table-cell office:value-type="float" office:value="3809069" table:style-name="ce44">
            <text:p>3.809.069</text:p>
          </table:table-cell>
          <table:table-cell office:value-type="percentage" office:value="0.77034303811804294" table:style-name="ce45">
            <text:p>77,0%</text:p>
          </table:table-cell>
          <table:table-cell office:value-type="float" office:value="3136078" table:style-name="ce44">
            <text:p>3.136.078</text:p>
          </table:table-cell>
          <table:table-cell office:value-type="percentage" office:value="0.80646213142434231" table:style-name="ce45">
            <text:p>80,6%</text:p>
          </table:table-cell>
          <table:table-cell office:value-type="float" office:value="37385758" table:style-name="ce44">
            <text:p>37.385.758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8760473778774063" table:style-name="ce45">
            <text:p>88,8%</text:p>
          </table:table-cell>
          <table:table-cell office:value-type="percentage" office:value="0.78788475514477685" table:style-name="ce45">
            <text:p>78,8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051" table:style-name="ce34">
            <text:p>427.051</text:p>
          </table:table-cell>
          <table:table-cell office:value-type="percentage" office:value="1" table:style-name="ce35">
            <text:p>100,0%</text:p>
          </table:table-cell>
          <table:table-cell office:value-type="float" office:value="647470" table:style-name="ce34">
            <text:p>647.470</text:p>
          </table:table-cell>
          <table:table-cell office:value-type="percentage" office:value="0.99552416199120208" table:style-name="ce35">
            <text:p>99,6%</text:p>
          </table:table-cell>
          <table:table-cell office:value-type="float" office:value="911498" table:style-name="ce34">
            <text:p>911.498</text:p>
          </table:table-cell>
          <table:table-cell office:value-type="percentage" office:value="0.99492548684872628" table:style-name="ce35">
            <text:p>99,5%</text:p>
          </table:table-cell>
          <table:table-cell office:value-type="float" office:value="1190939" table:style-name="ce34">
            <text:p>1.190.939</text:p>
          </table:table-cell>
          <table:table-cell office:value-type="percentage" office:value="0.94143812632359458" table:style-name="ce35">
            <text:p>94,1%</text:p>
          </table:table-cell>
          <table:table-cell office:value-type="float" office:value="1210333" table:style-name="ce34">
            <text:p>1.210.333</text:p>
          </table:table-cell>
          <table:table-cell office:value-type="percentage" office:value="0.87381471849970471" table:style-name="ce35">
            <text:p>87,4%</text:p>
          </table:table-cell>
          <table:table-cell office:value-type="float" office:value="864060" table:style-name="ce34">
            <text:p>864.060</text:p>
          </table:table-cell>
          <table:table-cell office:value-type="percentage" office:value="0.75780311993243388" table:style-name="ce35">
            <text:p>75,8%</text:p>
          </table:table-cell>
          <table:table-cell office:value-type="float" office:value="677142" table:style-name="ce34">
            <text:p>677.142</text:p>
          </table:table-cell>
          <table:table-cell office:value-type="percentage" office:value="0.72915087350539265" table:style-name="ce35">
            <text:p>72,9%</text:p>
          </table:table-cell>
          <table:table-cell office:value-type="float" office:value="535370" table:style-name="ce34">
            <text:p>535.370</text:p>
          </table:table-cell>
          <table:table-cell office:value-type="percentage" office:value="0.71107055718700984" table:style-name="ce35">
            <text:p>71,1%</text:p>
          </table:table-cell>
          <table:table-cell office:value-type="float" office:value="6463863" table:style-name="ce34">
            <text:p>6.463.863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6740266842011682" table:style-name="ce35">
            <text:p>86,7%</text:p>
          </table:table-cell>
          <table:table-cell office:value-type="percentage" office:value="0.76365183590447105" table:style-name="ce3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59" table:style-name="ce37">
            <text:p>99.759</text:p>
          </table:table-cell>
          <table:table-cell office:value-type="percentage" office:value="1" table:style-name="ce38">
            <text:p>100,0%</text:p>
          </table:table-cell>
          <table:table-cell office:value-type="float" office:value="118223" table:style-name="ce37">
            <text:p>118.223</text:p>
          </table:table-cell>
          <table:table-cell office:value-type="percentage" office:value="0.99384641250893191" table:style-name="ce38">
            <text:p>99,4%</text:p>
          </table:table-cell>
          <table:table-cell office:value-type="float" office:value="151590" table:style-name="ce37">
            <text:p>151.590</text:p>
          </table:table-cell>
          <table:table-cell office:value-type="percentage" office:value="0.96945007578325348" table:style-name="ce38">
            <text:p>96,9%</text:p>
          </table:table-cell>
          <table:table-cell office:value-type="float" office:value="182467" table:style-name="ce37">
            <text:p>182.467</text:p>
          </table:table-cell>
          <table:table-cell office:value-type="percentage" office:value="0.92031412345031427" table:style-name="ce38">
            <text:p>92,0%</text:p>
          </table:table-cell>
          <table:table-cell office:value-type="float" office:value="182273" table:style-name="ce37">
            <text:p>182.273</text:p>
          </table:table-cell>
          <table:table-cell office:value-type="percentage" office:value="0.84800621560134548" table:style-name="ce38">
            <text:p>84,8%</text:p>
          </table:table-cell>
          <table:table-cell office:value-type="float" office:value="116714" table:style-name="ce37">
            <text:p>116.714</text:p>
          </table:table-cell>
          <table:table-cell office:value-type="percentage" office:value="0.71043180794468186" table:style-name="ce38">
            <text:p>71,0%</text:p>
          </table:table-cell>
          <table:table-cell office:value-type="float" office:value="93650" table:style-name="ce37">
            <text:p>93.650</text:p>
          </table:table-cell>
          <table:table-cell office:value-type="percentage" office:value="0.71816933919218406" table:style-name="ce38">
            <text:p>71,8%</text:p>
          </table:table-cell>
          <table:table-cell office:value-type="float" office:value="71584" table:style-name="ce37">
            <text:p>71.584</text:p>
          </table:table-cell>
          <table:table-cell office:value-type="percentage" office:value="0.69425559359512745" table:style-name="ce38">
            <text:p>69,4%</text:p>
          </table:table-cell>
          <table:table-cell office:value-type="float" office:value="1016260" table:style-name="ce37">
            <text:p>1.016.260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5750640855801963" table:style-name="ce38">
            <text:p>85,8%</text:p>
          </table:table-cell>
          <table:table-cell office:value-type="percentage" office:value="0.76445530321778921" table:style-name="ce38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22" table:style-name="ce37">
            <text:p>88.022</text:p>
          </table:table-cell>
          <table:table-cell office:value-type="percentage" office:value="1" table:style-name="ce38">
            <text:p>100,0%</text:p>
          </table:table-cell>
          <table:table-cell office:value-type="float" office:value="113708" table:style-name="ce37">
            <text:p>113.708</text:p>
          </table:table-cell>
          <table:table-cell office:value-type="percentage" office:value="1" table:style-name="ce38">
            <text:p>100,0%</text:p>
          </table:table-cell>
          <table:table-cell office:value-type="float" office:value="146333" table:style-name="ce37">
            <text:p>146.333</text:p>
          </table:table-cell>
          <table:table-cell office:value-type="percentage" office:value="0.97782188009515414" table:style-name="ce38">
            <text:p>97,8%</text:p>
          </table:table-cell>
          <table:table-cell office:value-type="float" office:value="151554" table:style-name="ce37">
            <text:p>151.554</text:p>
          </table:table-cell>
          <table:table-cell office:value-type="percentage" office:value="0.93180854007193581" table:style-name="ce38">
            <text:p>93,2%</text:p>
          </table:table-cell>
          <table:table-cell office:value-type="float" office:value="148349" table:style-name="ce37">
            <text:p>148.349</text:p>
          </table:table-cell>
          <table:table-cell office:value-type="percentage" office:value="0.88835460168989122" table:style-name="ce38">
            <text:p>88,8%</text:p>
          </table:table-cell>
          <table:table-cell office:value-type="float" office:value="86626" table:style-name="ce37">
            <text:p>86.626</text:p>
          </table:table-cell>
          <table:table-cell office:value-type="percentage" office:value="0.7568828581663769" table:style-name="ce38">
            <text:p>75,7%</text:p>
          </table:table-cell>
          <table:table-cell office:value-type="float" office:value="61246" table:style-name="ce37">
            <text:p>61.246</text:p>
          </table:table-cell>
          <table:table-cell office:value-type="percentage" office:value="0.77417805362086178" table:style-name="ce38">
            <text:p>77,4%</text:p>
          </table:table-cell>
          <table:table-cell office:value-type="float" office:value="51125" table:style-name="ce37">
            <text:p>51.125</text:p>
          </table:table-cell>
          <table:table-cell office:value-type="percentage" office:value="0.798828125" table:style-name="ce38">
            <text:p>79,9%</text:p>
          </table:table-cell>
          <table:table-cell office:value-type="float" office:value="846963" table:style-name="ce37">
            <text:p>846.963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0688351445027293" table:style-name="ce38">
            <text:p>90,7%</text:p>
          </table:table-cell>
          <table:table-cell office:value-type="percentage" office:value="0.83134697835851368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695" table:style-name="ce37">
            <text:p>50.695</text:p>
          </table:table-cell>
          <table:table-cell office:value-type="percentage" office:value="1" table:style-name="ce38">
            <text:p>100,0%</text:p>
          </table:table-cell>
          <table:table-cell office:value-type="float" office:value="78461" table:style-name="ce37">
            <text:p>78.461</text:p>
          </table:table-cell>
          <table:table-cell office:value-type="percentage" office:value="0.97447712255949126" table:style-name="ce38">
            <text:p>97,4%</text:p>
          </table:table-cell>
          <table:table-cell office:value-type="float" office:value="108271" table:style-name="ce37">
            <text:p>108.271</text:p>
          </table:table-cell>
          <table:table-cell office:value-type="percentage" office:value="0.92356970425911233" table:style-name="ce38">
            <text:p>92,4%</text:p>
          </table:table-cell>
          <table:table-cell office:value-type="float" office:value="146430" table:style-name="ce37">
            <text:p>146.430</text:p>
          </table:table-cell>
          <table:table-cell office:value-type="percentage" office:value="0.88318847747546703" table:style-name="ce38">
            <text:p>88,3%</text:p>
          </table:table-cell>
          <table:table-cell office:value-type="float" office:value="160085" table:style-name="ce37">
            <text:p>160.085</text:p>
          </table:table-cell>
          <table:table-cell office:value-type="percentage" office:value="0.77646334128785677" table:style-name="ce38">
            <text:p>77,6%</text:p>
          </table:table-cell>
          <table:table-cell office:value-type="float" office:value="114824" table:style-name="ce37">
            <text:p>114.824</text:p>
          </table:table-cell>
          <table:table-cell office:value-type="percentage" office:value="0.63025353071294876" table:style-name="ce38">
            <text:p>63,0%</text:p>
          </table:table-cell>
          <table:table-cell office:value-type="float" office:value="85951" table:style-name="ce37">
            <text:p>85.951</text:p>
          </table:table-cell>
          <table:table-cell office:value-type="percentage" office:value="0.6230952139304925" table:style-name="ce38">
            <text:p>62,3%</text:p>
          </table:table-cell>
          <table:table-cell office:value-type="float" office:value="64014" table:style-name="ce37">
            <text:p>64.014</text:p>
          </table:table-cell>
          <table:table-cell office:value-type="percentage" office:value="0.67044407205697532" table:style-name="ce38">
            <text:p>67,0%</text:p>
          </table:table-cell>
          <table:table-cell office:value-type="float" office:value="808731" table:style-name="ce37">
            <text:p>808.731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148303115279549" table:style-name="ce38">
            <text:p>78,1%</text:p>
          </table:table-cell>
          <table:table-cell office:value-type="percentage" office:value="0.69031269018721464" table:style-name="ce38">
            <text:p>69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545" table:style-name="ce37">
            <text:p>91.545</text:p>
          </table:table-cell>
          <table:table-cell office:value-type="percentage" office:value="1" table:style-name="ce38">
            <text:p>100,0%</text:p>
          </table:table-cell>
          <table:table-cell office:value-type="float" office:value="149685" table:style-name="ce37">
            <text:p>149.685</text:p>
          </table:table-cell>
          <table:table-cell office:value-type="percentage" office:value="0.96864059638519129" table:style-name="ce38">
            <text:p>96,9%</text:p>
          </table:table-cell>
          <table:table-cell office:value-type="float" office:value="217346" table:style-name="ce37">
            <text:p>217.346</text:p>
          </table:table-cell>
          <table:table-cell office:value-type="percentage" office:value="0.9245146580913004" table:style-name="ce38">
            <text:p>92,5%</text:p>
          </table:table-cell>
          <table:table-cell office:value-type="float" office:value="315550" table:style-name="ce37">
            <text:p>315.550</text:p>
          </table:table-cell>
          <table:table-cell office:value-type="percentage" office:value="0.90025448486785042" table:style-name="ce38">
            <text:p>90,0%</text:p>
          </table:table-cell>
          <table:table-cell office:value-type="float" office:value="308955" table:style-name="ce37">
            <text:p>308.955</text:p>
          </table:table-cell>
          <table:table-cell office:value-type="percentage" office:value="0.79643177529619202" table:style-name="ce38">
            <text:p>79,6%</text:p>
          </table:table-cell>
          <table:table-cell office:value-type="float" office:value="213810" table:style-name="ce37">
            <text:p>213.810</text:p>
          </table:table-cell>
          <table:table-cell office:value-type="percentage" office:value="0.68763789099937611" table:style-name="ce38">
            <text:p>68,8%</text:p>
          </table:table-cell>
          <table:table-cell office:value-type="float" office:value="168025" table:style-name="ce37">
            <text:p>168.025</text:p>
          </table:table-cell>
          <table:table-cell office:value-type="percentage" office:value="0.66743330632219522" table:style-name="ce38">
            <text:p>66,7%</text:p>
          </table:table-cell>
          <table:table-cell office:value-type="float" office:value="124659" table:style-name="ce37">
            <text:p>124.659</text:p>
          </table:table-cell>
          <table:table-cell office:value-type="percentage" office:value="0.69333192433689106" table:style-name="ce38">
            <text:p>69,3%</text:p>
          </table:table-cell>
          <table:table-cell office:value-type="float" office:value="1589575" table:style-name="ce37">
            <text:p>1.589.575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068751421632479" table:style-name="ce38">
            <text:p>81,1%</text:p>
          </table:table-cell>
          <table:table-cell office:value-type="percentage" office:value="0.73051933130877889" table:style-name="ce38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68" table:style-name="ce37">
            <text:p>41.768</text:p>
          </table:table-cell>
          <table:table-cell office:value-type="percentage" office:value="1" table:style-name="ce38">
            <text:p>100,0%</text:p>
          </table:table-cell>
          <table:table-cell office:value-type="float" office:value="55619" table:style-name="ce37">
            <text:p>55.619</text:p>
          </table:table-cell>
          <table:table-cell office:value-type="percentage" office:value="1" table:style-name="ce38">
            <text:p>100,0%</text:p>
          </table:table-cell>
          <table:table-cell office:value-type="float" office:value="75771" table:style-name="ce37">
            <text:p>75.771</text:p>
          </table:table-cell>
          <table:table-cell office:value-type="percentage" office:value="0.97964962182429371" table:style-name="ce38">
            <text:p>98,0%</text:p>
          </table:table-cell>
          <table:table-cell office:value-type="float" office:value="82899" table:style-name="ce37">
            <text:p>82.899</text:p>
          </table:table-cell>
          <table:table-cell office:value-type="percentage" office:value="0.92146858743497395" table:style-name="ce38">
            <text:p>92,1%</text:p>
          </table:table-cell>
          <table:table-cell office:value-type="float" office:value="85203" table:style-name="ce37">
            <text:p>85.203</text:p>
          </table:table-cell>
          <table:table-cell office:value-type="percentage" office:value="0.87147255264961287" table:style-name="ce38">
            <text:p>87,1%</text:p>
          </table:table-cell>
          <table:table-cell office:value-type="float" office:value="50447" table:style-name="ce37">
            <text:p>50.447</text:p>
          </table:table-cell>
          <table:table-cell office:value-type="percentage" office:value="0.71583443304527972" table:style-name="ce38">
            <text:p>71,6%</text:p>
          </table:table-cell>
          <table:table-cell office:value-type="float" office:value="35351" table:style-name="ce37">
            <text:p>35.351</text:p>
          </table:table-cell>
          <table:table-cell office:value-type="percentage" office:value="0.69995049995049996" table:style-name="ce38">
            <text:p>70,0%</text:p>
          </table:table-cell>
          <table:table-cell office:value-type="float" office:value="20744" table:style-name="ce37">
            <text:p>20.744</text:p>
          </table:table-cell>
          <table:table-cell office:value-type="percentage" office:value="0.47185132952710235" table:style-name="ce38">
            <text:p>47,2%</text:p>
          </table:table-cell>
          <table:table-cell office:value-type="float" office:value="447802" table:style-name="ce37">
            <text:p>447.802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5437689720239562" table:style-name="ce38">
            <text:p>85,4%</text:p>
          </table:table-cell>
          <table:table-cell office:value-type="percentage" office:value="0.76822466782751908" table:style-name="ce38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04" table:style-name="ce37">
            <text:p>226.504</text:p>
          </table:table-cell>
          <table:table-cell office:value-type="percentage" office:value="1" table:style-name="ce38">
            <text:p>100,0%</text:p>
          </table:table-cell>
          <table:table-cell office:value-type="float" office:value="248631" table:style-name="ce37">
            <text:p>248.631</text:p>
          </table:table-cell>
          <table:table-cell office:value-type="percentage" office:value="1" table:style-name="ce38">
            <text:p>100,0%</text:p>
          </table:table-cell>
          <table:table-cell office:value-type="float" office:value="314981" table:style-name="ce37">
            <text:p>314.981</text:p>
          </table:table-cell>
          <table:table-cell office:value-type="percentage" office:value="0.98871851212430351" table:style-name="ce38">
            <text:p>98,9%</text:p>
          </table:table-cell>
          <table:table-cell office:value-type="float" office:value="344898" table:style-name="ce37">
            <text:p>344.898</text:p>
          </table:table-cell>
          <table:table-cell office:value-type="percentage" office:value="0.9048284908506592" table:style-name="ce38">
            <text:p>90,5%</text:p>
          </table:table-cell>
          <table:table-cell office:value-type="float" office:value="310367" table:style-name="ce37">
            <text:p>310.367</text:p>
          </table:table-cell>
          <table:table-cell office:value-type="percentage" office:value="0.85428771968456252" table:style-name="ce38">
            <text:p>85,4%</text:p>
          </table:table-cell>
          <table:table-cell office:value-type="float" office:value="197719" table:style-name="ce37">
            <text:p>197.719</text:p>
          </table:table-cell>
          <table:table-cell office:value-type="percentage" office:value="0.73835531008316435" table:style-name="ce38">
            <text:p>73,8%</text:p>
          </table:table-cell>
          <table:table-cell office:value-type="float" office:value="151243" table:style-name="ce37">
            <text:p>151.243</text:p>
          </table:table-cell>
          <table:table-cell office:value-type="percentage" office:value="0.71677108707809256" table:style-name="ce38">
            <text:p>71,7%</text:p>
          </table:table-cell>
          <table:table-cell office:value-type="float" office:value="101827" table:style-name="ce37">
            <text:p>101.827</text:p>
          </table:table-cell>
          <table:table-cell office:value-type="percentage" office:value="0.61585683008551972" table:style-name="ce38">
            <text:p>61,6%</text:p>
          </table:table-cell>
          <table:table-cell office:value-type="float" office:value="1896170" table:style-name="ce37">
            <text:p>1.896.170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7130034972955805" table:style-name="ce38">
            <text:p>87,1%</text:p>
          </table:table-cell>
          <table:table-cell office:value-type="percentage" office:value="0.79174735836467047" table:style-name="ce38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707" table:style-name="ce37">
            <text:p>135.707</text:p>
          </table:table-cell>
          <table:table-cell office:value-type="percentage" office:value="1" table:style-name="ce38">
            <text:p>100,0%</text:p>
          </table:table-cell>
          <table:table-cell office:value-type="float" office:value="156656" table:style-name="ce37">
            <text:p>156.656</text:p>
          </table:table-cell>
          <table:table-cell office:value-type="percentage" office:value="0.98463240331613255" table:style-name="ce38">
            <text:p>98,5%</text:p>
          </table:table-cell>
          <table:table-cell office:value-type="float" office:value="213881" table:style-name="ce37">
            <text:p>213.881</text:p>
          </table:table-cell>
          <table:table-cell office:value-type="percentage" office:value="0.97911135119298309" table:style-name="ce38">
            <text:p>97,9%</text:p>
          </table:table-cell>
          <table:table-cell office:value-type="float" office:value="275304" table:style-name="ce37">
            <text:p>275.304</text:p>
          </table:table-cell>
          <table:table-cell office:value-type="percentage" office:value="0.89536161936788972" table:style-name="ce38">
            <text:p>89,5%</text:p>
          </table:table-cell>
          <table:table-cell office:value-type="float" office:value="272484" table:style-name="ce37">
            <text:p>272.484</text:p>
          </table:table-cell>
          <table:table-cell office:value-type="percentage" office:value="0.82419806113035188" table:style-name="ce38">
            <text:p>82,4%</text:p>
          </table:table-cell>
          <table:table-cell office:value-type="float" office:value="188121" table:style-name="ce37">
            <text:p>188.121</text:p>
          </table:table-cell>
          <table:table-cell office:value-type="percentage" office:value="0.70748511664115588" table:style-name="ce38">
            <text:p>70,7%</text:p>
          </table:table-cell>
          <table:table-cell office:value-type="float" office:value="151455" table:style-name="ce37">
            <text:p>151.455</text:p>
          </table:table-cell>
          <table:table-cell office:value-type="percentage" office:value="0.69446418663939946" table:style-name="ce38">
            <text:p>69,4%</text:p>
          </table:table-cell>
          <table:table-cell office:value-type="float" office:value="116331" table:style-name="ce37">
            <text:p>116.331</text:p>
          </table:table-cell>
          <table:table-cell office:value-type="percentage" office:value="0.66867656864323" table:style-name="ce38">
            <text:p>66,9%</text:p>
          </table:table-cell>
          <table:table-cell office:value-type="float" office:value="1509939" table:style-name="ce37">
            <text:p>1.509.939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3478126741501468" table:style-name="ce38">
            <text:p>83,5%</text:p>
          </table:table-cell>
          <table:table-cell office:value-type="percentage" office:value="0.73827669479239655" table:style-name="ce38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1988" table:style-name="ce37">
            <text:p>451.988</text:p>
          </table:table-cell>
          <table:table-cell office:value-type="percentage" office:value="1" table:style-name="ce38">
            <text:p>100,0%</text:p>
          </table:table-cell>
          <table:table-cell office:value-type="float" office:value="612678" table:style-name="ce37">
            <text:p>612.678</text:p>
          </table:table-cell>
          <table:table-cell office:value-type="percentage" office:value="0.96440377023478963" table:style-name="ce38">
            <text:p>96,4%</text:p>
          </table:table-cell>
          <table:table-cell office:value-type="float" office:value="781133" table:style-name="ce37">
            <text:p>781.133</text:p>
          </table:table-cell>
          <table:table-cell office:value-type="percentage" office:value="0.93260258075607938" table:style-name="ce38">
            <text:p>93,3%</text:p>
          </table:table-cell>
          <table:table-cell office:value-type="float" office:value="1003100" table:style-name="ce37">
            <text:p>1.003.100</text:p>
          </table:table-cell>
          <table:table-cell office:value-type="percentage" office:value="0.91877484474894211" table:style-name="ce38">
            <text:p>91,9%</text:p>
          </table:table-cell>
          <table:table-cell office:value-type="float" office:value="1084837" table:style-name="ce37">
            <text:p>1.084.837</text:p>
          </table:table-cell>
          <table:table-cell office:value-type="percentage" office:value="0.82387156304703613" table:style-name="ce38">
            <text:p>82,4%</text:p>
          </table:table-cell>
          <table:table-cell office:value-type="float" office:value="697738" table:style-name="ce37">
            <text:p>697.738</text:p>
          </table:table-cell>
          <table:table-cell office:value-type="percentage" office:value="0.66791429107492251" table:style-name="ce38">
            <text:p>66,8%</text:p>
          </table:table-cell>
          <table:table-cell office:value-type="float" office:value="543709" table:style-name="ce37">
            <text:p>543.709</text:p>
          </table:table-cell>
          <table:table-cell office:value-type="percentage" office:value="0.64809431004785834" table:style-name="ce38">
            <text:p>64,8%</text:p>
          </table:table-cell>
          <table:table-cell office:value-type="float" office:value="412043" table:style-name="ce37">
            <text:p>412.043</text:p>
          </table:table-cell>
          <table:table-cell office:value-type="percentage" office:value="0.62795542591356457" table:style-name="ce38">
            <text:p>62,8%</text:p>
          </table:table-cell>
          <table:table-cell office:value-type="float" office:value="5587226" table:style-name="ce37">
            <text:p>5.587.226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1347308527799944" table:style-name="ce38">
            <text:p>81,3%</text:p>
          </table:table-cell>
          <table:table-cell office:value-type="percentage" office:value="0.71810822958329434" table:style-name="ce38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669" table:style-name="ce37">
            <text:p>292.669</text:p>
          </table:table-cell>
          <table:table-cell office:value-type="percentage" office:value="1" table:style-name="ce38">
            <text:p>100,0%</text:p>
          </table:table-cell>
          <table:table-cell office:value-type="float" office:value="430769" table:style-name="ce37">
            <text:p>430.769</text:p>
          </table:table-cell>
          <table:table-cell office:value-type="percentage" office:value="0.98380083222567838" table:style-name="ce38">
            <text:p>98,4%</text:p>
          </table:table-cell>
          <table:table-cell office:value-type="float" office:value="557507" table:style-name="ce37">
            <text:p>557.507</text:p>
          </table:table-cell>
          <table:table-cell office:value-type="percentage" office:value="0.960013982449615" table:style-name="ce38">
            <text:p>96,0%</text:p>
          </table:table-cell>
          <table:table-cell office:value-type="float" office:value="704997" table:style-name="ce37">
            <text:p>704.997</text:p>
          </table:table-cell>
          <table:table-cell office:value-type="percentage" office:value="0.93707980763862864" table:style-name="ce38">
            <text:p>93,7%</text:p>
          </table:table-cell>
          <table:table-cell office:value-type="float" office:value="734145" table:style-name="ce37">
            <text:p>734.145</text:p>
          </table:table-cell>
          <table:table-cell office:value-type="percentage" office:value="0.86208941412983742" table:style-name="ce38">
            <text:p>86,2%</text:p>
          </table:table-cell>
          <table:table-cell office:value-type="float" office:value="469344" table:style-name="ce37">
            <text:p>469.344</text:p>
          </table:table-cell>
          <table:table-cell office:value-type="percentage" office:value="0.72344892325193177" table:style-name="ce38">
            <text:p>72,3%</text:p>
          </table:table-cell>
          <table:table-cell office:value-type="float" office:value="376118" table:style-name="ce37">
            <text:p>376.118</text:p>
          </table:table-cell>
          <table:table-cell office:value-type="percentage" office:value="0.72873290630582455" table:style-name="ce38">
            <text:p>72,9%</text:p>
          </table:table-cell>
          <table:table-cell office:value-type="float" office:value="297819" table:style-name="ce37">
            <text:p>297.819</text:p>
          </table:table-cell>
          <table:table-cell office:value-type="percentage" office:value="0.70152474142053234" table:style-name="ce38">
            <text:p>70,2%</text:p>
          </table:table-cell>
          <table:table-cell office:value-type="float" office:value="3863368" table:style-name="ce37">
            <text:p>3.863.368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6073371729584702" table:style-name="ce38">
            <text:p>86,1%</text:p>
          </table:table-cell>
          <table:table-cell office:value-type="percentage" office:value="0.76391108154799559" table:style-name="ce38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00" table:style-name="ce37">
            <text:p>77.200</text:p>
          </table:table-cell>
          <table:table-cell office:value-type="percentage" office:value="1" table:style-name="ce38">
            <text:p>100,0%</text:p>
          </table:table-cell>
          <table:table-cell office:value-type="float" office:value="95194" table:style-name="ce37">
            <text:p>95.194</text:p>
          </table:table-cell>
          <table:table-cell office:value-type="percentage" office:value="1" table:style-name="ce38">
            <text:p>100,0%</text:p>
          </table:table-cell>
          <table:table-cell office:value-type="float" office:value="130903" table:style-name="ce37">
            <text:p>130.903</text:p>
          </table:table-cell>
          <table:table-cell office:value-type="percentage" office:value="1.0447416937356839" table:style-name="ce38">
            <text:p>104,5%</text:p>
          </table:table-cell>
          <table:table-cell office:value-type="float" office:value="159502" table:style-name="ce37">
            <text:p>159.502</text:p>
          </table:table-cell>
          <table:table-cell office:value-type="percentage" office:value="0.94259408093797281" table:style-name="ce38">
            <text:p>94,3%</text:p>
          </table:table-cell>
          <table:table-cell office:value-type="float" office:value="143250" table:style-name="ce37">
            <text:p>143.250</text:p>
          </table:table-cell>
          <table:table-cell office:value-type="percentage" office:value="0.89815290857336327" table:style-name="ce38">
            <text:p>89,8%</text:p>
          </table:table-cell>
          <table:table-cell office:value-type="float" office:value="107587" table:style-name="ce37">
            <text:p>107.587</text:p>
          </table:table-cell>
          <table:table-cell office:value-type="percentage" office:value="0.80602192105125148" table:style-name="ce38">
            <text:p>80,6%</text:p>
          </table:table-cell>
          <table:table-cell office:value-type="float" office:value="84356" table:style-name="ce37">
            <text:p>84.356</text:p>
          </table:table-cell>
          <table:table-cell office:value-type="percentage" office:value="0.744405224144017" table:style-name="ce38">
            <text:p>74,4%</text:p>
          </table:table-cell>
          <table:table-cell office:value-type="float" office:value="61763" table:style-name="ce37">
            <text:p>61.763</text:p>
          </table:table-cell>
          <table:table-cell office:value-type="percentage" office:value="0.72876696165191746" table:style-name="ce38">
            <text:p>72,9%</text:p>
          </table:table-cell>
          <table:table-cell office:value-type="float" office:value="859755" table:style-name="ce37">
            <text:p>859.755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0174285243807406" table:style-name="ce38">
            <text:p>90,2%</text:p>
          </table:table-cell>
          <table:table-cell office:value-type="percentage" office:value="0.80805028632868636" table:style-name="ce38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215" table:style-name="ce37">
            <text:p>240.215</text:p>
          </table:table-cell>
          <table:table-cell office:value-type="percentage" office:value="1" table:style-name="ce38">
            <text:p>100,0%</text:p>
          </table:table-cell>
          <table:table-cell office:value-type="float" office:value="289370" table:style-name="ce37">
            <text:p>289.370</text:p>
          </table:table-cell>
          <table:table-cell office:value-type="percentage" office:value="0.99864716560487576" table:style-name="ce38">
            <text:p>99,9%</text:p>
          </table:table-cell>
          <table:table-cell office:value-type="float" office:value="341899" table:style-name="ce37">
            <text:p>341.899</text:p>
          </table:table-cell>
          <table:table-cell office:value-type="percentage" office:value="0.98550703750356705" table:style-name="ce38">
            <text:p>98,6%</text:p>
          </table:table-cell>
          <table:table-cell office:value-type="float" office:value="385959" table:style-name="ce37">
            <text:p>385.959</text:p>
          </table:table-cell>
          <table:table-cell office:value-type="percentage" office:value="0.95089790558502452" table:style-name="ce38">
            <text:p>95,1%</text:p>
          </table:table-cell>
          <table:table-cell office:value-type="float" office:value="398980" table:style-name="ce37">
            <text:p>398.980</text:p>
          </table:table-cell>
          <table:table-cell office:value-type="percentage" office:value="0.90018297869460151" table:style-name="ce38">
            <text:p>90,0%</text:p>
          </table:table-cell>
          <table:table-cell office:value-type="float" office:value="247631" table:style-name="ce37">
            <text:p>247.631</text:p>
          </table:table-cell>
          <table:table-cell office:value-type="percentage" office:value="0.76569225251076045" table:style-name="ce38">
            <text:p>76,6%</text:p>
          </table:table-cell>
          <table:table-cell office:value-type="float" office:value="179961" table:style-name="ce37">
            <text:p>179.961</text:p>
          </table:table-cell>
          <table:table-cell office:value-type="percentage" office:value="0.77911603118871253" table:style-name="ce38">
            <text:p>77,9%</text:p>
          </table:table-cell>
          <table:table-cell office:value-type="float" office:value="112655" table:style-name="ce37">
            <text:p>112.655</text:p>
          </table:table-cell>
          <table:table-cell office:value-type="percentage" office:value="0.62583677301438279" table:style-name="ce38">
            <text:p>62,6%</text:p>
          </table:table-cell>
          <table:table-cell office:value-type="float" office:value="2196670" table:style-name="ce37">
            <text:p>2.196.670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89495729674959879" table:style-name="ce38">
            <text:p>89,5%</text:p>
          </table:table-cell>
          <table:table-cell office:value-type="percentage" office:value="0.81303373764119657" table:style-name="ce38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5" table:style-name="ce37">
            <text:p>23.135</text:p>
          </table:table-cell>
          <table:table-cell office:value-type="percentage" office:value="1" table:style-name="ce38">
            <text:p>100,0%</text:p>
          </table:table-cell>
          <table:table-cell office:value-type="float" office:value="28517" table:style-name="ce37">
            <text:p>28.517</text:p>
          </table:table-cell>
          <table:table-cell office:value-type="percentage" office:value="1" table:style-name="ce38">
            <text:p>100,0%</text:p>
          </table:table-cell>
          <table:table-cell office:value-type="float" office:value="37256" table:style-name="ce37">
            <text:p>37.256</text:p>
          </table:table-cell>
          <table:table-cell office:value-type="percentage" office:value="0.98775120632058966" table:style-name="ce38">
            <text:p>98,8%</text:p>
          </table:table-cell>
          <table:table-cell office:value-type="float" office:value="44466" table:style-name="ce37">
            <text:p>44.466</text:p>
          </table:table-cell>
          <table:table-cell office:value-type="percentage" office:value="0.9329053373615307" table:style-name="ce38">
            <text:p>93,3%</text:p>
          </table:table-cell>
          <table:table-cell office:value-type="float" office:value="46078" table:style-name="ce37">
            <text:p>46.078</text:p>
          </table:table-cell>
          <table:table-cell office:value-type="percentage" office:value="0.87026649290800229" table:style-name="ce38">
            <text:p>87,0%</text:p>
          </table:table-cell>
          <table:table-cell office:value-type="float" office:value="28740" table:style-name="ce37">
            <text:p>28.740</text:p>
          </table:table-cell>
          <table:table-cell office:value-type="percentage" office:value="0.73094432717007041" table:style-name="ce38">
            <text:p>73,1%</text:p>
          </table:table-cell>
          <table:table-cell office:value-type="float" office:value="20775" table:style-name="ce37">
            <text:p>20.775</text:p>
          </table:table-cell>
          <table:table-cell office:value-type="percentage" office:value="0.68208680806356292" table:style-name="ce38">
            <text:p>68,2%</text:p>
          </table:table-cell>
          <table:table-cell office:value-type="float" office:value="16945" table:style-name="ce37">
            <text:p>16.945</text:p>
          </table:table-cell>
          <table:table-cell office:value-type="percentage" office:value="0.66367695441015195" table:style-name="ce38">
            <text:p>66,4%</text:p>
          </table:table-cell>
          <table:table-cell office:value-type="float" office:value="245912" table:style-name="ce37">
            <text:p>245.912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6597880057752574" table:style-name="ce38">
            <text:p>86,6%</text:p>
          </table:table-cell>
          <table:table-cell office:value-type="percentage" office:value="0.76868158317547841" table:style-name="ce38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69989" table:style-name="ce37">
            <text:p>369.989</text:p>
          </table:table-cell>
          <table:table-cell office:value-type="percentage" office:value="1" table:style-name="ce38">
            <text:p>100,0%</text:p>
          </table:table-cell>
          <table:table-cell office:value-type="float" office:value="507157" table:style-name="ce37">
            <text:p>507.157</text:p>
          </table:table-cell>
          <table:table-cell office:value-type="percentage" office:value="0.96402835304829482" table:style-name="ce38">
            <text:p>96,4%</text:p>
          </table:table-cell>
          <table:table-cell office:value-type="float" office:value="670074" table:style-name="ce37">
            <text:p>670.074</text:p>
          </table:table-cell>
          <table:table-cell office:value-type="percentage" office:value="0.95272584573517427" table:style-name="ce38">
            <text:p>95,3%</text:p>
          </table:table-cell>
          <table:table-cell office:value-type="float" office:value="920682" table:style-name="ce37">
            <text:p>920.682</text:p>
          </table:table-cell>
          <table:table-cell office:value-type="percentage" office:value="0.9464412926623923" table:style-name="ce38">
            <text:p>94,6%</text:p>
          </table:table-cell>
          <table:table-cell office:value-type="float" office:value="981493" table:style-name="ce37">
            <text:p>981.493</text:p>
          </table:table-cell>
          <table:table-cell office:value-type="percentage" office:value="0.84178165666212967" table:style-name="ce38">
            <text:p>84,2%</text:p>
          </table:table-cell>
          <table:table-cell office:value-type="float" office:value="667525" table:style-name="ce37">
            <text:p>667.525</text:p>
          </table:table-cell>
          <table:table-cell office:value-type="percentage" office:value="0.70292426603765634" table:style-name="ce38">
            <text:p>70,3%</text:p>
          </table:table-cell>
          <table:table-cell office:value-type="float" office:value="501139" table:style-name="ce37">
            <text:p>501.139</text:p>
          </table:table-cell>
          <table:table-cell office:value-type="percentage" office:value="0.67495740597326515" table:style-name="ce38">
            <text:p>67,5%</text:p>
          </table:table-cell>
          <table:table-cell office:value-type="float" office:value="317415" table:style-name="ce37">
            <text:p>317.415</text:p>
          </table:table-cell>
          <table:table-cell office:value-type="percentage" office:value="0.5734253227397379" table:style-name="ce38">
            <text:p>57,3%</text:p>
          </table:table-cell>
          <table:table-cell office:value-type="float" office:value="4935474" table:style-name="ce37">
            <text:p>4.935.474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2561492367684708" table:style-name="ce38">
            <text:p>82,6%</text:p>
          </table:table-cell>
          <table:table-cell office:value-type="percentage" office:value="0.72795804296472155" table:style-name="ce38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36" table:style-name="ce37">
            <text:p>72.736</text:p>
          </table:table-cell>
          <table:table-cell office:value-type="percentage" office:value="1" table:style-name="ce38">
            <text:p>100,0%</text:p>
          </table:table-cell>
          <table:table-cell office:value-type="float" office:value="100741" table:style-name="ce37">
            <text:p>100.741</text:p>
          </table:table-cell>
          <table:table-cell office:value-type="percentage" office:value="0.97902797889192317" table:style-name="ce38">
            <text:p>97,9%</text:p>
          </table:table-cell>
          <table:table-cell office:value-type="float" office:value="143813" table:style-name="ce37">
            <text:p>143.813</text:p>
          </table:table-cell>
          <table:table-cell office:value-type="percentage" office:value="0.97892572953324852" table:style-name="ce38">
            <text:p>97,9%</text:p>
          </table:table-cell>
          <table:table-cell office:value-type="float" office:value="202798" table:style-name="ce37">
            <text:p>202.798</text:p>
          </table:table-cell>
          <table:table-cell office:value-type="percentage" office:value="0.95096034812619579" table:style-name="ce38">
            <text:p>95,1%</text:p>
          </table:table-cell>
          <table:table-cell office:value-type="float" office:value="222217" table:style-name="ce37">
            <text:p>222.217</text:p>
          </table:table-cell>
          <table:table-cell office:value-type="percentage" office:value="0.87432964663574086" table:style-name="ce38">
            <text:p>87,4%</text:p>
          </table:table-cell>
          <table:table-cell office:value-type="float" office:value="153168" table:style-name="ce37">
            <text:p>153.168</text:p>
          </table:table-cell>
          <table:table-cell office:value-type="percentage" office:value="0.73285072463074696" table:style-name="ce38">
            <text:p>73,3%</text:p>
          </table:table-cell>
          <table:table-cell office:value-type="float" office:value="124245" table:style-name="ce37">
            <text:p>124.245</text:p>
          </table:table-cell>
          <table:table-cell office:value-type="percentage" office:value="0.72131461613487524" table:style-name="ce38">
            <text:p>72,1%</text:p>
          </table:table-cell>
          <table:table-cell office:value-type="float" office:value="101496" table:style-name="ce37">
            <text:p>101.496</text:p>
          </table:table-cell>
          <table:table-cell office:value-type="percentage" office:value="0.71529451562433932" table:style-name="ce38">
            <text:p>71,5%</text:p>
          </table:table-cell>
          <table:table-cell office:value-type="float" office:value="1121214" table:style-name="ce37">
            <text:p>1.121.214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5579905002301282" table:style-name="ce38">
            <text:p>85,6%</text:p>
          </table:table-cell>
          <table:table-cell office:value-type="percentage" office:value="0.7419111716055109" table:style-name="ce38">
            <text:p>74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73" table:style-name="ce37">
            <text:p>42.073</text:p>
          </table:table-cell>
          <table:table-cell office:value-type="percentage" office:value="1" table:style-name="ce38">
            <text:p>100,0%</text:p>
          </table:table-cell>
          <table:table-cell office:value-type="float" office:value="55656" table:style-name="ce37">
            <text:p>55.656</text:p>
          </table:table-cell>
          <table:table-cell office:value-type="percentage" office:value="0.99756237453398333" table:style-name="ce38">
            <text:p>99,8%</text:p>
          </table:table-cell>
          <table:table-cell office:value-type="float" office:value="71190" table:style-name="ce37">
            <text:p>71.190</text:p>
          </table:table-cell>
          <table:table-cell office:value-type="percentage" office:value="0.96405936839824491" table:style-name="ce38">
            <text:p>96,4%</text:p>
          </table:table-cell>
          <table:table-cell office:value-type="float" office:value="90323" table:style-name="ce37">
            <text:p>90.323</text:p>
          </table:table-cell>
          <table:table-cell office:value-type="percentage" office:value="0.93411173392351132" table:style-name="ce38">
            <text:p>93,4%</text:p>
          </table:table-cell>
          <table:table-cell office:value-type="float" office:value="92208" table:style-name="ce37">
            <text:p>92.208</text:p>
          </table:table-cell>
          <table:table-cell office:value-type="percentage" office:value="0.85376196737097465" table:style-name="ce38">
            <text:p>85,4%</text:p>
          </table:table-cell>
          <table:table-cell office:value-type="float" office:value="59699" table:style-name="ce37">
            <text:p>59.699</text:p>
          </table:table-cell>
          <table:table-cell office:value-type="percentage" office:value="0.73393491597103555" table:style-name="ce38">
            <text:p>73,4%</text:p>
          </table:table-cell>
          <table:table-cell office:value-type="float" office:value="49840" table:style-name="ce37">
            <text:p>49.840</text:p>
          </table:table-cell>
          <table:table-cell office:value-type="percentage" office:value="0.73157485284835677" table:style-name="ce38">
            <text:p>73,2%</text:p>
          </table:table-cell>
          <table:table-cell office:value-type="float" office:value="40825" table:style-name="ce37">
            <text:p>40.825</text:p>
          </table:table-cell>
          <table:table-cell office:value-type="percentage" office:value="0.72400156061573384" table:style-name="ce38">
            <text:p>72,4%</text:p>
          </table:table-cell>
          <table:table-cell office:value-type="float" office:value="501814" table:style-name="ce37">
            <text:p>501.814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6318146946610841" table:style-name="ce38">
            <text:p>86,3%</text:p>
          </table:table-cell>
          <table:table-cell office:value-type="percentage" office:value="0.75894778711942135" table:style-name="ce38">
            <text:p>75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676" table:style-name="ce37">
            <text:p>161.676</text:p>
          </table:table-cell>
          <table:table-cell office:value-type="percentage" office:value="1.0235897435897436" table:style-name="ce38">
            <text:p>102,4%</text:p>
          </table:table-cell>
          <table:table-cell office:value-type="float" office:value="211864" table:style-name="ce37">
            <text:p>211.864</text:p>
          </table:table-cell>
          <table:table-cell office:value-type="percentage" office:value="0.99428855693374818" table:style-name="ce38">
            <text:p>99,4%</text:p>
          </table:table-cell>
          <table:table-cell office:value-type="float" office:value="271887" table:style-name="ce37">
            <text:p>271.887</text:p>
          </table:table-cell>
          <table:table-cell office:value-type="percentage" office:value="0.97061248969188096" table:style-name="ce38">
            <text:p>97,1%</text:p>
          </table:table-cell>
          <table:table-cell office:value-type="float" office:value="318496" table:style-name="ce37">
            <text:p>318.496</text:p>
          </table:table-cell>
          <table:table-cell office:value-type="percentage" office:value="0.93681631404477361" table:style-name="ce38">
            <text:p>93,7%</text:p>
          </table:table-cell>
          <table:table-cell office:value-type="float" office:value="311818" table:style-name="ce37">
            <text:p>311.818</text:p>
          </table:table-cell>
          <table:table-cell office:value-type="percentage" office:value="0.8610593345538794" table:style-name="ce38">
            <text:p>86,1%</text:p>
          </table:table-cell>
          <table:table-cell office:value-type="float" office:value="184980" table:style-name="ce37">
            <text:p>184.980</text:p>
          </table:table-cell>
          <table:table-cell office:value-type="percentage" office:value="0.7099787750966251" table:style-name="ce38">
            <text:p>71,0%</text:p>
          </table:table-cell>
          <table:table-cell office:value-type="float" office:value="135289" table:style-name="ce37">
            <text:p>135.289</text:p>
          </table:table-cell>
          <table:table-cell office:value-type="percentage" office:value="0.67129615846457669" table:style-name="ce38">
            <text:p>67,1%</text:p>
          </table:table-cell>
          <table:table-cell office:value-type="float" office:value="100430" table:style-name="ce37">
            <text:p>100.430</text:p>
          </table:table-cell>
          <table:table-cell office:value-type="percentage" office:value="0.59564902791122498" table:style-name="ce38">
            <text:p>59,6%</text:p>
          </table:table-cell>
          <table:table-cell office:value-type="float" office:value="1696440" table:style-name="ce37">
            <text:p>1.696.440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5508505032654669" table:style-name="ce38">
            <text:p>85,5%</text:p>
          </table:table-cell>
          <table:table-cell office:value-type="percentage" office:value="0.76398871607526941" table:style-name="ce38">
            <text:p>76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69" table:style-name="ce37">
            <text:p>2.369</text:p>
          </table:table-cell>
          <table:table-cell office:value-type="percentage" office:value="0.90940499040307099" table:style-name="ce38">
            <text:p>90,9%</text:p>
          </table:table-cell>
          <table:table-cell office:value-type="float" office:value="3840" table:style-name="ce37">
            <text:p>3.840</text:p>
          </table:table-cell>
          <table:table-cell office:value-type="percentage" office:value="0.88930060213061601" table:style-name="ce38">
            <text:p>88,9%</text:p>
          </table:table-cell>
          <table:table-cell office:value-type="float" office:value="7407" table:style-name="ce37">
            <text:p>7.407</text:p>
          </table:table-cell>
          <table:table-cell office:value-type="percentage" office:value="0.94272623138602518" table:style-name="ce38">
            <text:p>94,3%</text:p>
          </table:table-cell>
          <table:table-cell office:value-type="float" office:value="10208" table:style-name="ce37">
            <text:p>10.208</text:p>
          </table:table-cell>
          <table:table-cell office:value-type="percentage" office:value="0.88335064035998612" table:style-name="ce38">
            <text:p>88,3%</text:p>
          </table:table-cell>
          <table:table-cell office:value-type="float" office:value="10538" table:style-name="ce37">
            <text:p>10.538</text:p>
          </table:table-cell>
          <table:table-cell office:value-type="percentage" office:value="0.8335706375573485" table:style-name="ce38">
            <text:p>83,4%</text:p>
          </table:table-cell>
          <table:table-cell office:value-type="float" office:value="8231" table:style-name="ce37">
            <text:p>8.231</text:p>
          </table:table-cell>
          <table:table-cell office:value-type="percentage" office:value="0.69202959475365733" table:style-name="ce38">
            <text:p>69,2%</text:p>
          </table:table-cell>
          <table:table-cell office:value-type="float" office:value="7461" table:style-name="ce37">
            <text:p>7.461</text:p>
          </table:table-cell>
          <table:table-cell office:value-type="percentage" office:value="0.6803136682775599" table:style-name="ce38">
            <text:p>68,0%</text:p>
          </table:table-cell>
          <table:table-cell office:value-type="float" office:value="5890" table:style-name="ce37">
            <text:p>5.890</text:p>
          </table:table-cell>
          <table:table-cell office:value-type="percentage" office:value="0.64540872233179924" table:style-name="ce38">
            <text:p>64,5%</text:p>
          </table:table-cell>
          <table:table-cell office:value-type="float" office:value="55944" table:style-name="ce37">
            <text:p>55.944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8833227647431836" table:style-name="ce38">
            <text:p>78,8%</text:p>
          </table:table-cell>
          <table:table-cell office:value-type="percentage" office:value="0.66440227072991143" table:style-name="ce38">
            <text:p>66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1" table:style-name="ce37">
            <text:p>1.951</text:p>
          </table:table-cell>
          <table:table-cell office:value-type="percentage" office:value="0.83056619838229029" table:style-name="ce38">
            <text:p>83,1%</text:p>
          </table:table-cell>
          <table:table-cell office:value-type="float" office:value="3224" table:style-name="ce37">
            <text:p>3.224</text:p>
          </table:table-cell>
          <table:table-cell office:value-type="percentage" office:value="0.8601921024546425" table:style-name="ce38">
            <text:p>86,0%</text:p>
          </table:table-cell>
          <table:table-cell office:value-type="float" office:value="6925" table:style-name="ce37">
            <text:p>6.925</text:p>
          </table:table-cell>
          <table:table-cell office:value-type="percentage" office:value="0.88475788935735278" table:style-name="ce38">
            <text:p>88,5%</text:p>
          </table:table-cell>
          <table:table-cell office:value-type="float" office:value="9361" table:style-name="ce37">
            <text:p>9.361</text:p>
          </table:table-cell>
          <table:table-cell office:value-type="percentage" office:value="0.82848039649526506" table:style-name="ce38">
            <text:p>82,8%</text:p>
          </table:table-cell>
          <table:table-cell office:value-type="float" office:value="9620" table:style-name="ce37">
            <text:p>9.620</text:p>
          </table:table-cell>
          <table:table-cell office:value-type="percentage" office:value="0.80153307782036332" table:style-name="ce38">
            <text:p>80,2%</text:p>
          </table:table-cell>
          <table:table-cell office:value-type="float" office:value="7884" table:style-name="ce37">
            <text:p>7.884</text:p>
          </table:table-cell>
          <table:table-cell office:value-type="percentage" office:value="0.64979807137558721" table:style-name="ce38">
            <text:p>65,0%</text:p>
          </table:table-cell>
          <table:table-cell office:value-type="float" office:value="7294" table:style-name="ce37">
            <text:p>7.294</text:p>
          </table:table-cell>
          <table:table-cell office:value-type="percentage" office:value="0.60808670279283039" table:style-name="ce38">
            <text:p>60,8%</text:p>
          </table:table-cell>
          <table:table-cell office:value-type="float" office:value="5859" table:style-name="ce37">
            <text:p>5.859</text:p>
          </table:table-cell>
          <table:table-cell office:value-type="percentage" office:value="0.61196991852935034" table:style-name="ce38">
            <text:p>61,2%</text:p>
          </table:table-cell>
          <table:table-cell office:value-type="float" office:value="52118" table:style-name="ce37">
            <text:p>52.118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3481184880228967" table:style-name="ce38">
            <text:p>73,5%</text:p>
          </table:table-cell>
          <table:table-cell office:value-type="percentage" office:value="0.5985346134411319" table:style-name="ce38">
            <text:p>59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69" table:style-name="ce37">
            <text:p>3.369</text:p>
          </table:table-cell>
          <table:table-cell office:value-type="string" table:style-name="ce38">
            <text:p>-</text:p>
          </table:table-cell>
          <table:table-cell office:value-type="float" office:value="8831" table:style-name="ce37">
            <text:p>8.831</text:p>
          </table:table-cell>
          <table:table-cell office:value-type="string" table:style-name="ce38">
            <text:p>-</text:p>
          </table:table-cell>
          <table:table-cell office:value-type="float" office:value="20541" table:style-name="ce37">
            <text:p>20.541</text:p>
          </table:table-cell>
          <table:table-cell office:value-type="string" table:style-name="ce38">
            <text:p>-</text:p>
          </table:table-cell>
          <table:table-cell office:value-type="float" office:value="29645" table:style-name="ce37">
            <text:p>29.645</text:p>
          </table:table-cell>
          <table:table-cell office:value-type="string" table:style-name="ce38">
            <text:p>-</text:p>
          </table:table-cell>
          <table:table-cell office:value-type="float" office:value="22148" table:style-name="ce37">
            <text:p>22.148</text:p>
          </table:table-cell>
          <table:table-cell office:value-type="string" table:style-name="ce38">
            <text:p>-</text:p>
          </table:table-cell>
          <table:table-cell office:value-type="float" office:value="974" table:style-name="ce37">
            <text:p>974</text:p>
          </table:table-cell>
          <table:table-cell office:value-type="string" table:style-name="ce38">
            <text:p>-</text:p>
          </table:table-cell>
          <table:table-cell office:value-type="float" office:value="85548" table:style-name="ce37">
            <text:p>85.548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3" table:style-name="ce40">
            <text:p>23</text:p>
          </table:table-cell>
          <table:table-cell office:value-type="string" table:style-name="ce41">
            <text:p>-</text:p>
          </table:table-cell>
          <table:table-cell office:value-type="float" office:value="27" table:style-name="ce40">
            <text:p>27</text:p>
          </table:table-cell>
          <table:table-cell office:value-type="string" table:style-name="ce41">
            <text:p>-</text:p>
          </table:table-cell>
          <table:table-cell office:value-type="float" office:value="190" table:style-name="ce40">
            <text:p>190</text:p>
          </table:table-cell>
          <table:table-cell office:value-type="string" table:style-name="ce41">
            <text:p>-</text:p>
          </table:table-cell>
          <table:table-cell office:value-type="float" office:value="531" table:style-name="ce40">
            <text:p>531</text:p>
          </table:table-cell>
          <table:table-cell office:value-type="string" table:style-name="ce41">
            <text:p>-</text:p>
          </table:table-cell>
          <table:table-cell office:value-type="float" office:value="1000" table:style-name="ce40">
            <text:p>1.000</text:p>
          </table:table-cell>
          <table:table-cell office:value-type="string" table:style-name="ce41">
            <text:p>-</text:p>
          </table:table-cell>
          <table:table-cell office:value-type="float" office:value="1088" table:style-name="ce40">
            <text:p>1.088</text:p>
          </table:table-cell>
          <table:table-cell office:value-type="string" table:style-name="ce41">
            <text:p>-</text:p>
          </table:table-cell>
          <table:table-cell office:value-type="float" office:value="959" table:style-name="ce40">
            <text:p>959</text:p>
          </table:table-cell>
          <table:table-cell office:value-type="string" table:style-name="ce41">
            <text:p>-</text:p>
          </table:table-cell>
          <table:table-cell office:value-type="float" office:value="139" table:style-name="ce40">
            <text:p>139</text:p>
          </table:table-cell>
          <table:table-cell office:value-type="string" table:style-name="ce41">
            <text:p>-</text:p>
          </table:table-cell>
          <table:table-cell office:value-type="float" office:value="3957" table:style-name="ce40">
            <text:p>3.957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7098" table:style-name="ce44">
            <text:p>2.897.098</text:p>
          </table:table-cell>
          <table:table-cell office:value-type="percentage" office:value="1" table:style-name="ce45">
            <text:p>100,0%</text:p>
          </table:table-cell>
          <table:table-cell office:value-type="float" office:value="3907507" table:style-name="ce44">
            <text:p>3.907.507</text:p>
          </table:table-cell>
          <table:table-cell office:value-type="percentage" office:value="0.98673297904443003" table:style-name="ce45">
            <text:p>98,7%</text:p>
          </table:table-cell>
          <table:table-cell office:value-type="float" office:value="5163224" table:style-name="ce44">
            <text:p>5.163.224</text:p>
          </table:table-cell>
          <table:table-cell office:value-type="percentage" office:value="0.96744192321283962" table:style-name="ce45">
            <text:p>96,7%</text:p>
          </table:table-cell>
          <table:table-cell office:value-type="float" office:value="6549295" table:style-name="ce44">
            <text:p>6.549.295</text:p>
          </table:table-cell>
          <table:table-cell office:value-type="percentage" office:value="0.93118300270171661" table:style-name="ce45">
            <text:p>93,1%</text:p>
          </table:table-cell>
          <table:table-cell office:value-type="float" office:value="6734774" table:style-name="ce44">
            <text:p>6.734.774</text:p>
          </table:table-cell>
          <table:table-cell office:value-type="percentage" office:value="0.85339564661113265" table:style-name="ce45">
            <text:p>85,3%</text:p>
          </table:table-cell>
          <table:table-cell office:value-type="float" office:value="4495581" table:style-name="ce44">
            <text:p>4.495.581</text:p>
          </table:table-cell>
          <table:table-cell office:value-type="percentage" office:value="0.721555411423627" table:style-name="ce45">
            <text:p>72,2%</text:p>
          </table:table-cell>
          <table:table-cell office:value-type="float" office:value="3477357" table:style-name="ce44">
            <text:p>3.477.357</text:p>
          </table:table-cell>
          <table:table-cell office:value-type="percentage" office:value="0.70325787114936578" table:style-name="ce45">
            <text:p>70,3%</text:p>
          </table:table-cell>
          <table:table-cell office:value-type="float" office:value="2559907" table:style-name="ce44">
            <text:p>2.559.907</text:p>
          </table:table-cell>
          <table:table-cell office:value-type="percentage" office:value="0.65829614425026861" table:style-name="ce45">
            <text:p>65,8%</text:p>
          </table:table-cell>
          <table:table-cell office:value-type="float" office:value="35784743" table:style-name="ce44">
            <text:p>35.784.743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4959377919572177" table:style-name="ce45">
            <text:p>85,0%</text:p>
          </table:table-cell>
          <table:table-cell office:value-type="percentage" office:value="0.7541442245593567" table:style-name="ce45">
            <text:p>75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17T15:59:31Z</meta:creation-date>
    <dc:date>2021-09-17T15:59:47Z</dc:date>
  </office:meta>
</office:document-meta>
</file>